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9.46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6.205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5.821cm" fo:margin-left="0.161cm" fo:margin-right="11.019cm" table:align="margins"/>
    </style:style>
    <style:style style:name="表28.A" style:family="table-column">
      <style:table-column-properties style:column-width="2.845cm" style:rel-column-width="32032*"/>
    </style:style>
    <style:style style:name="表28.B" style:family="table-column">
      <style:table-column-properties style:column-width="2.976cm" style:rel-column-width="33503*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B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8.026cm" fo:margin-left="0.161cm" fo:margin-right="8.814cm" table:align="margins"/>
    </style:style>
    <style:style style:name="表30.A" style:family="table-column">
      <style:table-column-properties style:column-width="1.258cm" style:rel-column-width="10269*"/>
    </style:style>
    <style:style style:name="表30.B" style:family="table-column">
      <style:table-column-properties style:column-width="6.768cm" style:rel-column-width="55266*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B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9.46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6.205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5.821cm" fo:margin-left="0.161cm" fo:margin-right="11.019cm" table:align="margins"/>
    </style:style>
    <style:style style:name="表32.A" style:family="table-column">
      <style:table-column-properties style:column-width="2.845cm" style:rel-column-width="32032*"/>
    </style:style>
    <style:style style:name="表32.B" style:family="table-column">
      <style:table-column-properties style:column-width="2.976cm" style:rel-column-width="33503*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B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8.026cm" fo:margin-left="0.161cm" fo:margin-right="8.814cm" table:align="margins"/>
    </style:style>
    <style:style style:name="表33.A" style:family="table-column">
      <style:table-column-properties style:column-width="1.258cm" style:rel-column-width="10269*"/>
    </style:style>
    <style:style style:name="表33.B" style:family="table-column">
      <style:table-column-properties style:column-width="6.768cm" style:rel-column-width="55266*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B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821cm" fo:margin-left="0.161cm" fo:margin-right="11.019cm" table:align="margins"/>
    </style:style>
    <style:style style:name="表41.A" style:family="table-column">
      <style:table-column-properties style:column-width="2.845cm" style:rel-column-width="32032*"/>
    </style:style>
    <style:style style:name="表41.B" style:family="table-column">
      <style:table-column-properties style:column-width="2.976cm" style:rel-column-width="33503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8.026cm" fo:margin-left="0.161cm" fo:margin-right="8.814cm" table:align="margins"/>
    </style:style>
    <style:style style:name="表42.A" style:family="table-column">
      <style:table-column-properties style:column-width="1.258cm" style:rel-column-width="10269*"/>
    </style:style>
    <style:style style:name="表42.B" style:family="table-column">
      <style:table-column-properties style:column-width="6.768cm" style:rel-column-width="55266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9.46cm" table:align="left"/>
    </style:style>
    <style:style style:name="表43.A" style:family="table-column">
      <style:table-column-properties style:column-width="0.838cm"/>
    </style:style>
    <style:style style:name="表43.B" style:family="table-column">
      <style:table-column-properties style:column-width="2.417cm"/>
    </style:style>
    <style:style style:name="表43.C" style:family="table-column">
      <style:table-column-properties style:column-width="6.205cm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C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8.026cm" fo:margin-left="0.161cm" fo:margin-right="8.814cm" table:align="margins"/>
    </style:style>
    <style:style style:name="表46.A" style:family="table-column">
      <style:table-column-properties style:column-width="1.258cm" style:rel-column-width="10269*"/>
    </style:style>
    <style:style style:name="表46.B" style:family="table-column">
      <style:table-column-properties style:column-width="6.768cm" style:rel-column-width="55266*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B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9.46cm" table:align="left"/>
    </style:style>
    <style:style style:name="表47.A" style:family="table-column">
      <style:table-column-properties style:column-width="0.838cm"/>
    </style:style>
    <style:style style:name="表47.B" style:family="table-column">
      <style:table-column-properties style:column-width="2.417cm"/>
    </style:style>
    <style:style style:name="表47.C" style:family="table-column">
      <style:table-column-properties style:column-width="6.205cm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C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5.821cm" fo:margin-left="0.161cm" fo:margin-right="11.019cm" table:align="margins"/>
    </style:style>
    <style:style style:name="表48.A" style:family="table-column">
      <style:table-column-properties style:column-width="2.845cm" style:rel-column-width="32032*"/>
    </style:style>
    <style:style style:name="表48.B" style:family="table-column">
      <style:table-column-properties style:column-width="2.976cm" style:rel-column-width="33503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8.026cm" fo:margin-left="0.161cm" fo:margin-right="8.814cm" table:align="margins"/>
    </style:style>
    <style:style style:name="表49.A" style:family="table-column">
      <style:table-column-properties style:column-width="1.258cm" style:rel-column-width="10269*"/>
    </style:style>
    <style:style style:name="表49.B" style:family="table-column">
      <style:table-column-properties style:column-width="6.768cm" style:rel-column-width="55266*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B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9.46cm" table:align="left"/>
    </style:style>
    <style:style style:name="表50.A" style:family="table-column">
      <style:table-column-properties style:column-width="0.838cm"/>
    </style:style>
    <style:style style:name="表50.B" style:family="table-column">
      <style:table-column-properties style:column-width="2.417cm"/>
    </style:style>
    <style:style style:name="表50.C" style:family="table-column">
      <style:table-column-properties style:column-width="6.205cm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C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8.026cm" fo:margin-left="0.161cm" fo:margin-right="8.814cm" table:align="margins"/>
    </style:style>
    <style:style style:name="表55.A" style:family="table-column">
      <style:table-column-properties style:column-width="1.258cm" style:rel-column-width="10269*"/>
    </style:style>
    <style:style style:name="表55.B" style:family="table-column">
      <style:table-column-properties style:column-width="6.768cm" style:rel-column-width="55266*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B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5.821cm" fo:margin-left="0.161cm" fo:margin-right="11.019cm" table:align="margins"/>
    </style:style>
    <style:style style:name="表57.A" style:family="table-column">
      <style:table-column-properties style:column-width="2.845cm" style:rel-column-width="32032*"/>
    </style:style>
    <style:style style:name="表57.B" style:family="table-column">
      <style:table-column-properties style:column-width="2.976cm" style:rel-column-width="33503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9.46cm" table:align="left"/>
    </style:style>
    <style:style style:name="表56.A" style:family="table-column">
      <style:table-column-properties style:column-width="0.838cm"/>
    </style:style>
    <style:style style:name="表56.B" style:family="table-column">
      <style:table-column-properties style:column-width="2.417cm"/>
    </style:style>
    <style:style style:name="表56.C" style:family="table-column">
      <style:table-column-properties style:column-width="6.205cm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C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5.821cm" fo:margin-left="0.161cm" fo:margin-right="11.019cm" table:align="margins"/>
    </style:style>
    <style:style style:name="表58.A" style:family="table-column">
      <style:table-column-properties style:column-width="2.845cm" style:rel-column-width="32032*"/>
    </style:style>
    <style:style style:name="表58.B" style:family="table-column">
      <style:table-column-properties style:column-width="2.976cm" style:rel-column-width="33503*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B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8.026cm" fo:margin-left="0.161cm" fo:margin-right="8.814cm" table:align="margins"/>
    </style:style>
    <style:style style:name="表59.A" style:family="table-column">
      <style:table-column-properties style:column-width="1.258cm" style:rel-column-width="10269*"/>
    </style:style>
    <style:style style:name="表59.B" style:family="table-column">
      <style:table-column-properties style:column-width="6.768cm" style:rel-column-width="55266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0" style:family="table">
      <style:table-properties style:width="9.46cm" table:align="left"/>
    </style:style>
    <style:style style:name="表60.A" style:family="table-column">
      <style:table-column-properties style:column-width="0.838cm"/>
    </style:style>
    <style:style style:name="表60.B" style:family="table-column">
      <style:table-column-properties style:column-width="2.417cm"/>
    </style:style>
    <style:style style:name="表60.C" style:family="table-column">
      <style:table-column-properties style:column-width="6.205cm"/>
    </style:style>
    <style:style style:name="表6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0.C1" style:family="table-cell">
      <style:table-cell-properties style:border-line-width="0.002cm 0.088cm 0.002cm" fo:padding="0.053cm" fo:border="0.092cm double #808080"/>
    </style:style>
    <style:style style:name="表6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1" style:family="table">
      <style:table-properties style:width="5.821cm" fo:margin-left="0.161cm" fo:margin-right="11.019cm" table:align="margins"/>
    </style:style>
    <style:style style:name="表61.A" style:family="table-column">
      <style:table-column-properties style:column-width="2.845cm" style:rel-column-width="32032*"/>
    </style:style>
    <style:style style:name="表61.B" style:family="table-column">
      <style:table-column-properties style:column-width="2.976cm" style:rel-column-width="33503*"/>
    </style:style>
    <style:style style:name="表6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1.B1" style:family="table-cell">
      <style:table-cell-properties style:border-line-width="0.002cm 0.088cm 0.002cm" fo:padding="0.053cm" fo:border="0.092cm double #808080"/>
    </style:style>
    <style:style style:name="表6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2" style:family="table">
      <style:table-properties style:width="8.026cm" fo:margin-left="0.161cm" fo:margin-right="8.814cm" table:align="margins"/>
    </style:style>
    <style:style style:name="表62.A" style:family="table-column">
      <style:table-column-properties style:column-width="1.258cm" style:rel-column-width="10269*"/>
    </style:style>
    <style:style style:name="表62.B" style:family="table-column">
      <style:table-column-properties style:column-width="6.768cm" style:rel-column-width="55266*"/>
    </style:style>
    <style:style style:name="表6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2.B1" style:family="table-cell">
      <style:table-cell-properties style:border-line-width="0.002cm 0.088cm 0.002cm" fo:padding="0.053cm" fo:border="0.092cm double #808080"/>
    </style:style>
    <style:style style:name="表6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3" style:family="table">
      <style:table-properties style:width="9.46cm" table:align="left"/>
    </style:style>
    <style:style style:name="表63.A" style:family="table-column">
      <style:table-column-properties style:column-width="0.838cm"/>
    </style:style>
    <style:style style:name="表63.B" style:family="table-column">
      <style:table-column-properties style:column-width="2.417cm"/>
    </style:style>
    <style:style style:name="表63.C" style:family="table-column">
      <style:table-column-properties style:column-width="6.205cm"/>
    </style:style>
    <style:style style:name="表6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3.C1" style:family="table-cell">
      <style:table-cell-properties style:border-line-width="0.002cm 0.088cm 0.002cm" fo:padding="0.053cm" fo:border="0.092cm double #808080"/>
    </style:style>
    <style:style style:name="表6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5" style:family="table">
      <style:table-properties style:width="8.026cm" fo:margin-left="0.161cm" fo:margin-right="8.814cm" table:align="margins"/>
    </style:style>
    <style:style style:name="表65.A" style:family="table-column">
      <style:table-column-properties style:column-width="1.258cm" style:rel-column-width="10269*"/>
    </style:style>
    <style:style style:name="表65.B" style:family="table-column">
      <style:table-column-properties style:column-width="6.768cm" style:rel-column-width="55266*"/>
    </style:style>
    <style:style style:name="表6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5.B1" style:family="table-cell">
      <style:table-cell-properties style:border-line-width="0.002cm 0.088cm 0.002cm" fo:padding="0.053cm" fo:border="0.092cm double #808080"/>
    </style:style>
    <style:style style:name="表6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4" style:family="table">
      <style:table-properties style:width="9.46cm" table:align="left"/>
    </style:style>
    <style:style style:name="表64.A" style:family="table-column">
      <style:table-column-properties style:column-width="0.838cm"/>
    </style:style>
    <style:style style:name="表64.B" style:family="table-column">
      <style:table-column-properties style:column-width="2.417cm"/>
    </style:style>
    <style:style style:name="表64.C" style:family="table-column">
      <style:table-column-properties style:column-width="6.205cm"/>
    </style:style>
    <style:style style:name="表6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4.C1" style:family="table-cell">
      <style:table-cell-properties style:border-line-width="0.002cm 0.088cm 0.002cm" fo:padding="0.053cm" fo:border="0.092cm double #808080"/>
    </style:style>
    <style:style style:name="表6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6" style:family="table">
      <style:table-properties style:width="5.821cm" fo:margin-left="0.161cm" fo:margin-right="11.019cm" table:align="margins"/>
    </style:style>
    <style:style style:name="表66.A" style:family="table-column">
      <style:table-column-properties style:column-width="2.845cm" style:rel-column-width="32032*"/>
    </style:style>
    <style:style style:name="表66.B" style:family="table-column">
      <style:table-column-properties style:column-width="2.976cm" style:rel-column-width="33503*"/>
    </style:style>
    <style:style style:name="表6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6.B1" style:family="table-cell">
      <style:table-cell-properties style:border-line-width="0.002cm 0.088cm 0.002cm" fo:padding="0.053cm" fo:border="0.092cm double #808080"/>
    </style:style>
    <style:style style:name="表6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7" style:family="table">
      <style:table-properties style:width="8.026cm" fo:margin-left="0.161cm" fo:margin-right="8.814cm" table:align="margins"/>
    </style:style>
    <style:style style:name="表67.A" style:family="table-column">
      <style:table-column-properties style:column-width="1.258cm" style:rel-column-width="10269*"/>
    </style:style>
    <style:style style:name="表67.B" style:family="table-column">
      <style:table-column-properties style:column-width="6.768cm" style:rel-column-width="55266*"/>
    </style:style>
    <style:style style:name="表6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7.B1" style:family="table-cell">
      <style:table-cell-properties style:border-line-width="0.002cm 0.088cm 0.002cm" fo:padding="0.053cm" fo:border="0.092cm double #808080"/>
    </style:style>
    <style:style style:name="表6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8" style:family="table">
      <style:table-properties style:width="9.46cm" table:align="left"/>
    </style:style>
    <style:style style:name="表68.A" style:family="table-column">
      <style:table-column-properties style:column-width="0.838cm"/>
    </style:style>
    <style:style style:name="表68.B" style:family="table-column">
      <style:table-column-properties style:column-width="2.417cm"/>
    </style:style>
    <style:style style:name="表68.C" style:family="table-column">
      <style:table-column-properties style:column-width="6.205cm"/>
    </style:style>
    <style:style style:name="表6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8.C1" style:family="table-cell">
      <style:table-cell-properties style:border-line-width="0.002cm 0.088cm 0.002cm" fo:padding="0.053cm" fo:border="0.092cm double #808080"/>
    </style:style>
    <style:style style:name="表6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9" style:family="table">
      <style:table-properties style:width="5.821cm" fo:margin-left="0.161cm" fo:margin-right="11.019cm" table:align="margins"/>
    </style:style>
    <style:style style:name="表69.A" style:family="table-column">
      <style:table-column-properties style:column-width="2.845cm" style:rel-column-width="32032*"/>
    </style:style>
    <style:style style:name="表69.B" style:family="table-column">
      <style:table-column-properties style:column-width="2.976cm" style:rel-column-width="33503*"/>
    </style:style>
    <style:style style:name="表6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9.B1" style:family="table-cell">
      <style:table-cell-properties style:border-line-width="0.002cm 0.088cm 0.002cm" fo:padding="0.053cm" fo:border="0.092cm double #808080"/>
    </style:style>
    <style:style style:name="表6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1" style:family="table">
      <style:table-properties style:width="8.026cm" fo:margin-left="0.161cm" fo:margin-right="8.814cm" table:align="margins"/>
    </style:style>
    <style:style style:name="表71.A" style:family="table-column">
      <style:table-column-properties style:column-width="1.258cm" style:rel-column-width="10269*"/>
    </style:style>
    <style:style style:name="表71.B" style:family="table-column">
      <style:table-column-properties style:column-width="6.768cm" style:rel-column-width="55266*"/>
    </style:style>
    <style:style style:name="表7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1.B1" style:family="table-cell">
      <style:table-cell-properties style:border-line-width="0.002cm 0.088cm 0.002cm" fo:padding="0.053cm" fo:border="0.092cm double #808080"/>
    </style:style>
    <style:style style:name="表7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2" style:family="table">
      <style:table-properties style:width="9.46cm" table:align="left"/>
    </style:style>
    <style:style style:name="表72.A" style:family="table-column">
      <style:table-column-properties style:column-width="0.838cm"/>
    </style:style>
    <style:style style:name="表72.B" style:family="table-column">
      <style:table-column-properties style:column-width="2.417cm"/>
    </style:style>
    <style:style style:name="表72.C" style:family="table-column">
      <style:table-column-properties style:column-width="6.205cm"/>
    </style:style>
    <style:style style:name="表7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2.C1" style:family="table-cell">
      <style:table-cell-properties style:border-line-width="0.002cm 0.088cm 0.002cm" fo:padding="0.053cm" fo:border="0.092cm double #808080"/>
    </style:style>
    <style:style style:name="表7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3" style:family="table">
      <style:table-properties style:width="5.821cm" fo:margin-left="0.161cm" fo:margin-right="11.019cm" table:align="margins"/>
    </style:style>
    <style:style style:name="表73.A" style:family="table-column">
      <style:table-column-properties style:column-width="2.845cm" style:rel-column-width="32032*"/>
    </style:style>
    <style:style style:name="表73.B" style:family="table-column">
      <style:table-column-properties style:column-width="2.976cm" style:rel-column-width="33503*"/>
    </style:style>
    <style:style style:name="表7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3.B1" style:family="table-cell">
      <style:table-cell-properties style:border-line-width="0.002cm 0.088cm 0.002cm" fo:padding="0.053cm" fo:border="0.092cm double #808080"/>
    </style:style>
    <style:style style:name="表7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4" style:family="table">
      <style:table-properties style:width="8.026cm" fo:margin-left="0.161cm" fo:margin-right="8.814cm" table:align="margins"/>
    </style:style>
    <style:style style:name="表74.A" style:family="table-column">
      <style:table-column-properties style:column-width="1.258cm" style:rel-column-width="10269*"/>
    </style:style>
    <style:style style:name="表74.B" style:family="table-column">
      <style:table-column-properties style:column-width="6.768cm" style:rel-column-width="55266*"/>
    </style:style>
    <style:style style:name="表7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4.B1" style:family="table-cell">
      <style:table-cell-properties style:border-line-width="0.002cm 0.088cm 0.002cm" fo:padding="0.053cm" fo:border="0.092cm double #808080"/>
    </style:style>
    <style:style style:name="表7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5" style:family="table">
      <style:table-properties style:width="9.46cm" table:align="left"/>
    </style:style>
    <style:style style:name="表75.A" style:family="table-column">
      <style:table-column-properties style:column-width="0.504cm"/>
    </style:style>
    <style:style style:name="表75.B" style:family="table-column">
      <style:table-column-properties style:column-width="1.461cm"/>
    </style:style>
    <style:style style:name="表75.C" style:family="table-column">
      <style:table-column-properties style:column-width="3.748cm"/>
    </style:style>
    <style:style style:name="表75.D" style:family="table-column">
      <style:table-column-properties style:column-width="3.747cm"/>
    </style:style>
    <style:style style:name="表7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5.D1" style:family="table-cell">
      <style:table-cell-properties style:border-line-width="0.002cm 0.088cm 0.002cm" fo:padding="0.053cm" fo:border="0.092cm double #808080"/>
    </style:style>
    <style:style style:name="表7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5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6" style:family="table">
      <style:table-properties style:width="5.821cm" fo:margin-left="0.161cm" fo:margin-right="11.019cm" table:align="margins"/>
    </style:style>
    <style:style style:name="表76.A" style:family="table-column">
      <style:table-column-properties style:column-width="2.845cm" style:rel-column-width="32032*"/>
    </style:style>
    <style:style style:name="表76.B" style:family="table-column">
      <style:table-column-properties style:column-width="2.976cm" style:rel-column-width="33503*"/>
    </style:style>
    <style:style style:name="表7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6.B1" style:family="table-cell">
      <style:table-cell-properties style:border-line-width="0.002cm 0.088cm 0.002cm" fo:padding="0.053cm" fo:border="0.092cm double #808080"/>
    </style:style>
    <style:style style:name="表7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7" style:family="table">
      <style:table-properties style:width="8.026cm" fo:margin-left="0.161cm" fo:margin-right="8.814cm" table:align="margins"/>
    </style:style>
    <style:style style:name="表77.A" style:family="table-column">
      <style:table-column-properties style:column-width="1.258cm" style:rel-column-width="10269*"/>
    </style:style>
    <style:style style:name="表77.B" style:family="table-column">
      <style:table-column-properties style:column-width="6.768cm" style:rel-column-width="55266*"/>
    </style:style>
    <style:style style:name="表7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7.B1" style:family="table-cell">
      <style:table-cell-properties style:border-line-width="0.002cm 0.088cm 0.002cm" fo:padding="0.053cm" fo:border="0.092cm double #808080"/>
    </style:style>
    <style:style style:name="表7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1" style:family="table">
      <style:table-properties style:width="5.821cm" fo:margin-left="0.161cm" fo:margin-right="11.019cm" table:align="margins"/>
    </style:style>
    <style:style style:name="表81.A" style:family="table-column">
      <style:table-column-properties style:column-width="2.845cm" style:rel-column-width="32032*"/>
    </style:style>
    <style:style style:name="表81.B" style:family="table-column">
      <style:table-column-properties style:column-width="2.976cm" style:rel-column-width="33503*"/>
    </style:style>
    <style:style style:name="表8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1.B1" style:family="table-cell">
      <style:table-cell-properties style:border-line-width="0.002cm 0.088cm 0.002cm" fo:padding="0.053cm" fo:border="0.092cm double #808080"/>
    </style:style>
    <style:style style:name="表8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" style:family="table">
      <style:table-properties style:width="9.46cm" table:align="left"/>
    </style:style>
    <style:style style:name="表80.A" style:family="table-column">
      <style:table-column-properties style:column-width="0.504cm"/>
    </style:style>
    <style:style style:name="表80.B" style:family="table-column">
      <style:table-column-properties style:column-width="1.461cm"/>
    </style:style>
    <style:style style:name="表80.C" style:family="table-column">
      <style:table-column-properties style:column-width="3.748cm"/>
    </style:style>
    <style:style style:name="表80.D" style:family="table-column">
      <style:table-column-properties style:column-width="3.747cm"/>
    </style:style>
    <style:style style:name="表8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0.D1" style:family="table-cell">
      <style:table-cell-properties style:border-line-width="0.002cm 0.088cm 0.002cm" fo:padding="0.053cm" fo:border="0.092cm double #808080"/>
    </style:style>
    <style:style style:name="表8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0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.A3" style:family="table-cell" style:data-style-name="N0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2" style:family="table">
      <style:table-properties style:width="5.821cm" fo:margin-left="0.161cm" fo:margin-right="11.019cm" table:align="margins"/>
    </style:style>
    <style:style style:name="表82.A" style:family="table-column">
      <style:table-column-properties style:column-width="2.845cm" style:rel-column-width="32032*"/>
    </style:style>
    <style:style style:name="表82.B" style:family="table-column">
      <style:table-column-properties style:column-width="2.976cm" style:rel-column-width="33503*"/>
    </style:style>
    <style:style style:name="表8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2.B1" style:family="table-cell">
      <style:table-cell-properties style:border-line-width="0.002cm 0.088cm 0.002cm" fo:padding="0.053cm" fo:border="0.092cm double #808080"/>
    </style:style>
    <style:style style:name="表8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3" style:family="table">
      <style:table-properties style:width="8.026cm" fo:margin-left="0.161cm" fo:margin-right="8.814cm" table:align="margins"/>
    </style:style>
    <style:style style:name="表83.A" style:family="table-column">
      <style:table-column-properties style:column-width="1.258cm" style:rel-column-width="10269*"/>
    </style:style>
    <style:style style:name="表83.B" style:family="table-column">
      <style:table-column-properties style:column-width="6.768cm" style:rel-column-width="55266*"/>
    </style:style>
    <style:style style:name="表8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3.B1" style:family="table-cell">
      <style:table-cell-properties style:border-line-width="0.002cm 0.088cm 0.002cm" fo:padding="0.053cm" fo:border="0.092cm double #808080"/>
    </style:style>
    <style:style style:name="表8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5" style:family="table">
      <style:table-properties style:width="5.821cm" fo:margin-left="0.161cm" fo:margin-right="11.019cm" table:align="margins"/>
    </style:style>
    <style:style style:name="表85.A" style:family="table-column">
      <style:table-column-properties style:column-width="2.845cm" style:rel-column-width="32032*"/>
    </style:style>
    <style:style style:name="表85.B" style:family="table-column">
      <style:table-column-properties style:column-width="2.976cm" style:rel-column-width="33503*"/>
    </style:style>
    <style:style style:name="表8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5.B1" style:family="table-cell">
      <style:table-cell-properties style:border-line-width="0.002cm 0.088cm 0.002cm" fo:padding="0.053cm" fo:border="0.092cm double #808080"/>
    </style:style>
    <style:style style:name="表8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4" style:family="table">
      <style:table-properties style:width="9.46cm" table:align="left"/>
    </style:style>
    <style:style style:name="表84.A" style:family="table-column">
      <style:table-column-properties style:column-width="0.838cm"/>
    </style:style>
    <style:style style:name="表84.B" style:family="table-column">
      <style:table-column-properties style:column-width="2.417cm"/>
    </style:style>
    <style:style style:name="表84.C" style:family="table-column">
      <style:table-column-properties style:column-width="6.205cm"/>
    </style:style>
    <style:style style:name="表8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4.C1" style:family="table-cell">
      <style:table-cell-properties style:border-line-width="0.002cm 0.088cm 0.002cm" fo:padding="0.053cm" fo:border="0.092cm double #808080"/>
    </style:style>
    <style:style style:name="表8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6" style:family="table">
      <style:table-properties style:width="5.821cm" fo:margin-left="0.161cm" fo:margin-right="11.019cm" table:align="margins"/>
    </style:style>
    <style:style style:name="表86.A" style:family="table-column">
      <style:table-column-properties style:column-width="2.845cm" style:rel-column-width="32032*"/>
    </style:style>
    <style:style style:name="表86.B" style:family="table-column">
      <style:table-column-properties style:column-width="2.976cm" style:rel-column-width="33503*"/>
    </style:style>
    <style:style style:name="表8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6.B1" style:family="table-cell">
      <style:table-cell-properties style:border-line-width="0.002cm 0.088cm 0.002cm" fo:padding="0.053cm" fo:border="0.092cm double #808080"/>
    </style:style>
    <style:style style:name="表8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7" style:family="table">
      <style:table-properties style:width="8.026cm" fo:margin-left="0.161cm" fo:margin-right="8.814cm" table:align="margins"/>
    </style:style>
    <style:style style:name="表87.A" style:family="table-column">
      <style:table-column-properties style:column-width="1.258cm" style:rel-column-width="10269*"/>
    </style:style>
    <style:style style:name="表87.B" style:family="table-column">
      <style:table-column-properties style:column-width="6.768cm" style:rel-column-width="55266*"/>
    </style:style>
    <style:style style:name="表8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7.B1" style:family="table-cell">
      <style:table-cell-properties style:border-line-width="0.002cm 0.088cm 0.002cm" fo:padding="0.053cm" fo:border="0.092cm double #808080"/>
    </style:style>
    <style:style style:name="表8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9" style:family="table">
      <style:table-properties style:width="5.821cm" fo:margin-left="0.161cm" fo:margin-right="11.019cm" table:align="margins"/>
    </style:style>
    <style:style style:name="表89.A" style:family="table-column">
      <style:table-column-properties style:column-width="2.845cm" style:rel-column-width="32032*"/>
    </style:style>
    <style:style style:name="表89.B" style:family="table-column">
      <style:table-column-properties style:column-width="2.976cm" style:rel-column-width="33503*"/>
    </style:style>
    <style:style style:name="表8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9.B1" style:family="table-cell">
      <style:table-cell-properties style:border-line-width="0.002cm 0.088cm 0.002cm" fo:padding="0.053cm" fo:border="0.092cm double #808080"/>
    </style:style>
    <style:style style:name="表8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0" style:family="table">
      <style:table-properties style:width="5.821cm" fo:margin-left="0.161cm" fo:margin-right="11.019cm" table:align="margins"/>
    </style:style>
    <style:style style:name="表90.A" style:family="table-column">
      <style:table-column-properties style:column-width="2.845cm" style:rel-column-width="32032*"/>
    </style:style>
    <style:style style:name="表90.B" style:family="table-column">
      <style:table-column-properties style:column-width="2.976cm" style:rel-column-width="33503*"/>
    </style:style>
    <style:style style:name="表9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0.B1" style:family="table-cell">
      <style:table-cell-properties style:border-line-width="0.002cm 0.088cm 0.002cm" fo:padding="0.053cm" fo:border="0.092cm double #808080"/>
    </style:style>
    <style:style style:name="表9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8" style:family="table">
      <style:table-properties style:width="9.46cm" table:align="left"/>
    </style:style>
    <style:style style:name="表88.A" style:family="table-column">
      <style:table-column-properties style:column-width="0.838cm"/>
    </style:style>
    <style:style style:name="表88.B" style:family="table-column">
      <style:table-column-properties style:column-width="2.417cm"/>
    </style:style>
    <style:style style:name="表88.C" style:family="table-column">
      <style:table-column-properties style:column-width="6.205cm"/>
    </style:style>
    <style:style style:name="表8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8.C1" style:family="table-cell">
      <style:table-cell-properties style:border-line-width="0.002cm 0.088cm 0.002cm" fo:padding="0.053cm" fo:border="0.092cm double #808080"/>
    </style:style>
    <style:style style:name="表8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1" style:family="table">
      <style:table-properties style:width="5.821cm" fo:margin-left="0.161cm" fo:margin-right="11.019cm" table:align="margins"/>
    </style:style>
    <style:style style:name="表91.A" style:family="table-column">
      <style:table-column-properties style:column-width="2.845cm" style:rel-column-width="32032*"/>
    </style:style>
    <style:style style:name="表91.B" style:family="table-column">
      <style:table-column-properties style:column-width="2.976cm" style:rel-column-width="33503*"/>
    </style:style>
    <style:style style:name="表9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1.B1" style:family="table-cell">
      <style:table-cell-properties style:border-line-width="0.002cm 0.088cm 0.002cm" fo:padding="0.053cm" fo:border="0.092cm double #808080"/>
    </style:style>
    <style:style style:name="表9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2" style:family="table">
      <style:table-properties style:width="8.026cm" fo:margin-left="0.161cm" fo:margin-right="8.814cm" table:align="margins"/>
    </style:style>
    <style:style style:name="表92.A" style:family="table-column">
      <style:table-column-properties style:column-width="1.258cm" style:rel-column-width="10269*"/>
    </style:style>
    <style:style style:name="表92.B" style:family="table-column">
      <style:table-column-properties style:column-width="6.768cm" style:rel-column-width="55266*"/>
    </style:style>
    <style:style style:name="表9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2.B1" style:family="table-cell">
      <style:table-cell-properties style:border-line-width="0.002cm 0.088cm 0.002cm" fo:padding="0.053cm" fo:border="0.092cm double #808080"/>
    </style:style>
    <style:style style:name="表9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3" style:family="table">
      <style:table-properties style:width="9.46cm" table:align="left"/>
    </style:style>
    <style:style style:name="表93.A" style:family="table-column">
      <style:table-column-properties style:column-width="0.838cm"/>
    </style:style>
    <style:style style:name="表93.B" style:family="table-column">
      <style:table-column-properties style:column-width="2.417cm"/>
    </style:style>
    <style:style style:name="表93.C" style:family="table-column">
      <style:table-column-properties style:column-width="6.205cm"/>
    </style:style>
    <style:style style:name="表9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3.C1" style:family="table-cell">
      <style:table-cell-properties style:border-line-width="0.002cm 0.088cm 0.002cm" fo:padding="0.053cm" fo:border="0.092cm double #808080"/>
    </style:style>
    <style:style style:name="表9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4" style:family="table">
      <style:table-properties style:width="5.821cm" fo:margin-left="0.161cm" fo:margin-right="11.019cm" table:align="margins"/>
    </style:style>
    <style:style style:name="表94.A" style:family="table-column">
      <style:table-column-properties style:column-width="2.845cm" style:rel-column-width="32032*"/>
    </style:style>
    <style:style style:name="表94.B" style:family="table-column">
      <style:table-column-properties style:column-width="2.976cm" style:rel-column-width="33503*"/>
    </style:style>
    <style:style style:name="表9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4.B1" style:family="table-cell">
      <style:table-cell-properties style:border-line-width="0.002cm 0.088cm 0.002cm" fo:padding="0.053cm" fo:border="0.092cm double #808080"/>
    </style:style>
    <style:style style:name="表9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5" style:family="table">
      <style:table-properties style:width="8.026cm" fo:margin-left="0.161cm" fo:margin-right="8.814cm" table:align="margins"/>
    </style:style>
    <style:style style:name="表95.A" style:family="table-column">
      <style:table-column-properties style:column-width="1.258cm" style:rel-column-width="10269*"/>
    </style:style>
    <style:style style:name="表95.B" style:family="table-column">
      <style:table-column-properties style:column-width="6.768cm" style:rel-column-width="55266*"/>
    </style:style>
    <style:style style:name="表9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5.B1" style:family="table-cell">
      <style:table-cell-properties style:border-line-width="0.002cm 0.088cm 0.002cm" fo:padding="0.053cm" fo:border="0.092cm double #808080"/>
    </style:style>
    <style:style style:name="表9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7" style:family="table">
      <style:table-properties style:width="5.821cm" fo:margin-left="0.161cm" fo:margin-right="11.019cm" table:align="margins"/>
    </style:style>
    <style:style style:name="表97.A" style:family="table-column">
      <style:table-column-properties style:column-width="2.845cm" style:rel-column-width="32032*"/>
    </style:style>
    <style:style style:name="表97.B" style:family="table-column">
      <style:table-column-properties style:column-width="2.976cm" style:rel-column-width="33503*"/>
    </style:style>
    <style:style style:name="表9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7.B1" style:family="table-cell">
      <style:table-cell-properties style:border-line-width="0.002cm 0.088cm 0.002cm" fo:padding="0.053cm" fo:border="0.092cm double #808080"/>
    </style:style>
    <style:style style:name="表9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6" style:family="table">
      <style:table-properties style:width="9.46cm" table:align="left"/>
    </style:style>
    <style:style style:name="表96.A" style:family="table-column">
      <style:table-column-properties style:column-width="0.838cm"/>
    </style:style>
    <style:style style:name="表96.B" style:family="table-column">
      <style:table-column-properties style:column-width="2.417cm"/>
    </style:style>
    <style:style style:name="表96.C" style:family="table-column">
      <style:table-column-properties style:column-width="6.205cm"/>
    </style:style>
    <style:style style:name="表9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6.C1" style:family="table-cell">
      <style:table-cell-properties style:border-line-width="0.002cm 0.088cm 0.002cm" fo:padding="0.053cm" fo:border="0.092cm double #808080"/>
    </style:style>
    <style:style style:name="表9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8" style:family="table">
      <style:table-properties style:width="5.821cm" fo:margin-left="0.161cm" fo:margin-right="11.019cm" table:align="margins"/>
    </style:style>
    <style:style style:name="表98.A" style:family="table-column">
      <style:table-column-properties style:column-width="2.845cm" style:rel-column-width="32032*"/>
    </style:style>
    <style:style style:name="表98.B" style:family="table-column">
      <style:table-column-properties style:column-width="2.976cm" style:rel-column-width="33503*"/>
    </style:style>
    <style:style style:name="表9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8.B1" style:family="table-cell">
      <style:table-cell-properties style:border-line-width="0.002cm 0.088cm 0.002cm" fo:padding="0.053cm" fo:border="0.092cm double #808080"/>
    </style:style>
    <style:style style:name="表9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9" style:family="table">
      <style:table-properties style:width="8.026cm" fo:margin-left="0.161cm" fo:margin-right="8.814cm" table:align="margins"/>
    </style:style>
    <style:style style:name="表99.A" style:family="table-column">
      <style:table-column-properties style:column-width="1.258cm" style:rel-column-width="10269*"/>
    </style:style>
    <style:style style:name="表99.B" style:family="table-column">
      <style:table-column-properties style:column-width="6.768cm" style:rel-column-width="55266*"/>
    </style:style>
    <style:style style:name="表9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9.B1" style:family="table-cell">
      <style:table-cell-properties style:border-line-width="0.002cm 0.088cm 0.002cm" fo:padding="0.053cm" fo:border="0.092cm double #808080"/>
    </style:style>
    <style:style style:name="表9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1" style:family="table">
      <style:table-properties style:width="5.821cm" fo:margin-left="0.161cm" fo:margin-right="11.019cm" table:align="margins"/>
    </style:style>
    <style:style style:name="表101.A" style:family="table-column">
      <style:table-column-properties style:column-width="2.845cm" style:rel-column-width="32032*"/>
    </style:style>
    <style:style style:name="表101.B" style:family="table-column">
      <style:table-column-properties style:column-width="2.976cm" style:rel-column-width="33503*"/>
    </style:style>
    <style:style style:name="表10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1.B1" style:family="table-cell">
      <style:table-cell-properties style:border-line-width="0.002cm 0.088cm 0.002cm" fo:padding="0.053cm" fo:border="0.092cm double #808080"/>
    </style:style>
    <style:style style:name="表10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0" style:family="table">
      <style:table-properties style:width="9.46cm" table:align="left"/>
    </style:style>
    <style:style style:name="表100.A" style:family="table-column">
      <style:table-column-properties style:column-width="0.838cm"/>
    </style:style>
    <style:style style:name="表100.B" style:family="table-column">
      <style:table-column-properties style:column-width="2.417cm"/>
    </style:style>
    <style:style style:name="表100.C" style:family="table-column">
      <style:table-column-properties style:column-width="6.205cm"/>
    </style:style>
    <style:style style:name="表10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0.C1" style:family="table-cell">
      <style:table-cell-properties style:border-line-width="0.002cm 0.088cm 0.002cm" fo:padding="0.053cm" fo:border="0.092cm double #808080"/>
    </style:style>
    <style:style style:name="表10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2" style:family="table">
      <style:table-properties style:width="5.821cm" fo:margin-left="0.161cm" fo:margin-right="11.019cm" table:align="margins"/>
    </style:style>
    <style:style style:name="表102.A" style:family="table-column">
      <style:table-column-properties style:column-width="2.845cm" style:rel-column-width="32032*"/>
    </style:style>
    <style:style style:name="表102.B" style:family="table-column">
      <style:table-column-properties style:column-width="2.976cm" style:rel-column-width="33503*"/>
    </style:style>
    <style:style style:name="表10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2.B1" style:family="table-cell">
      <style:table-cell-properties style:border-line-width="0.002cm 0.088cm 0.002cm" fo:padding="0.053cm" fo:border="0.092cm double #808080"/>
    </style:style>
    <style:style style:name="表10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3" style:family="table">
      <style:table-properties style:width="8.026cm" fo:margin-left="0.161cm" fo:margin-right="8.814cm" table:align="margins"/>
    </style:style>
    <style:style style:name="表103.A" style:family="table-column">
      <style:table-column-properties style:column-width="1.258cm" style:rel-column-width="10269*"/>
    </style:style>
    <style:style style:name="表103.B" style:family="table-column">
      <style:table-column-properties style:column-width="6.768cm" style:rel-column-width="55266*"/>
    </style:style>
    <style:style style:name="表10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3.B1" style:family="table-cell">
      <style:table-cell-properties style:border-line-width="0.002cm 0.088cm 0.002cm" fo:padding="0.053cm" fo:border="0.092cm double #808080"/>
    </style:style>
    <style:style style:name="表10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4" style:family="table">
      <style:table-properties style:width="9.46cm" table:align="left"/>
    </style:style>
    <style:style style:name="表104.A" style:family="table-column">
      <style:table-column-properties style:column-width="0.838cm"/>
    </style:style>
    <style:style style:name="表104.B" style:family="table-column">
      <style:table-column-properties style:column-width="2.417cm"/>
    </style:style>
    <style:style style:name="表104.C" style:family="table-column">
      <style:table-column-properties style:column-width="6.205cm"/>
    </style:style>
    <style:style style:name="表10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4.C1" style:family="table-cell">
      <style:table-cell-properties style:border-line-width="0.002cm 0.088cm 0.002cm" fo:padding="0.053cm" fo:border="0.092cm double #808080"/>
    </style:style>
    <style:style style:name="表10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5" style:family="table">
      <style:table-properties style:width="5.821cm" fo:margin-left="0.161cm" fo:margin-right="11.019cm" table:align="margins"/>
    </style:style>
    <style:style style:name="表105.A" style:family="table-column">
      <style:table-column-properties style:column-width="2.845cm" style:rel-column-width="32032*"/>
    </style:style>
    <style:style style:name="表105.B" style:family="table-column">
      <style:table-column-properties style:column-width="2.976cm" style:rel-column-width="33503*"/>
    </style:style>
    <style:style style:name="表10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5.B1" style:family="table-cell">
      <style:table-cell-properties style:border-line-width="0.002cm 0.088cm 0.002cm" fo:padding="0.053cm" fo:border="0.092cm double #808080"/>
    </style:style>
    <style:style style:name="表10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6" style:family="table">
      <style:table-properties style:width="8.026cm" fo:margin-left="0.161cm" fo:margin-right="8.814cm" table:align="margins"/>
    </style:style>
    <style:style style:name="表106.A" style:family="table-column">
      <style:table-column-properties style:column-width="1.258cm" style:rel-column-width="10269*"/>
    </style:style>
    <style:style style:name="表106.B" style:family="table-column">
      <style:table-column-properties style:column-width="6.768cm" style:rel-column-width="55266*"/>
    </style:style>
    <style:style style:name="表10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6.B1" style:family="table-cell">
      <style:table-cell-properties style:border-line-width="0.002cm 0.088cm 0.002cm" fo:padding="0.053cm" fo:border="0.092cm double #808080"/>
    </style:style>
    <style:style style:name="表10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7" style:family="table">
      <style:table-properties style:width="9.46cm" table:align="left"/>
    </style:style>
    <style:style style:name="表107.A" style:family="table-column">
      <style:table-column-properties style:column-width="0.838cm"/>
    </style:style>
    <style:style style:name="表107.B" style:family="table-column">
      <style:table-column-properties style:column-width="2.417cm"/>
    </style:style>
    <style:style style:name="表107.C" style:family="table-column">
      <style:table-column-properties style:column-width="6.205cm"/>
    </style:style>
    <style:style style:name="表10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7.C1" style:family="table-cell">
      <style:table-cell-properties style:border-line-width="0.002cm 0.088cm 0.002cm" fo:padding="0.053cm" fo:border="0.092cm double #808080"/>
    </style:style>
    <style:style style:name="表10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8" style:family="table">
      <style:table-properties style:width="5.821cm" fo:margin-left="0.161cm" fo:margin-right="11.019cm" table:align="margins"/>
    </style:style>
    <style:style style:name="表108.A" style:family="table-column">
      <style:table-column-properties style:column-width="2.845cm" style:rel-column-width="32032*"/>
    </style:style>
    <style:style style:name="表108.B" style:family="table-column">
      <style:table-column-properties style:column-width="2.976cm" style:rel-column-width="33503*"/>
    </style:style>
    <style:style style:name="表10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8.B1" style:family="table-cell">
      <style:table-cell-properties style:border-line-width="0.002cm 0.088cm 0.002cm" fo:padding="0.053cm" fo:border="0.092cm double #808080"/>
    </style:style>
    <style:style style:name="表10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9" style:family="table">
      <style:table-properties style:width="8.026cm" fo:margin-left="0.161cm" fo:margin-right="8.814cm" table:align="margins"/>
    </style:style>
    <style:style style:name="表109.A" style:family="table-column">
      <style:table-column-properties style:column-width="1.258cm" style:rel-column-width="10269*"/>
    </style:style>
    <style:style style:name="表109.B" style:family="table-column">
      <style:table-column-properties style:column-width="6.768cm" style:rel-column-width="55266*"/>
    </style:style>
    <style:style style:name="表10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9.B1" style:family="table-cell">
      <style:table-cell-properties style:border-line-width="0.002cm 0.088cm 0.002cm" fo:padding="0.053cm" fo:border="0.092cm double #808080"/>
    </style:style>
    <style:style style:name="表10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2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4" style:family="paragraph" style:parent-style-name="Text_20_body">
      <style:paragraph-properties fo:margin-top="0cm" fo:margin-bottom="0cm" fo:line-height="179%" style:writing-mode="lr-tb"/>
    </style:style>
    <style:style style:name="P15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6" style:family="paragraph" style:parent-style-name="Text_20_body">
      <style:paragraph-properties fo:margin-top="0cm" fo:margin-bottom="0cm" fo:line-height="179%"/>
      <style:text-properties fo:font-variant="normal" fo:text-transform="none" style:text-line-through-style="none" style:text-underline-style="none" style:text-blinking="false" style:font-style-asian="normal" style:font-weight-asian="normal"/>
    </style:style>
    <style:style style:name="P17" style:family="paragraph" style:parent-style-name="Table_20_Contents">
      <style:text-properties style:language-asian="ja" style:country-asian="JP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5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language-asian="ja" style:country-asian="JP" style:font-size-complex="12pt"/>
    </style:style>
    <style:style style:name="P27" style:family="paragraph" style:parent-style-name="Table_20_Contents">
      <style:text-properties style:font-name="Arial1" fo:font-size="11pt"/>
    </style:style>
    <style:style style:name="P28" style:family="paragraph" style:parent-style-name="Table_20_Contents">
      <style:text-properties style:font-name="Arial1" fo:font-size="11pt" style:language-asian="ja" style:country-asian="JP"/>
    </style:style>
    <style:style style:name="P29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0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1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P32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5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6" style:family="paragraph" style:parent-style-name="Text_20_body">
      <style:paragraph-properties fo:text-align="center" style:justify-single-word="false"/>
      <style:text-properties style:font-name="Arial2" fo:font-size="12pt" style:font-name-asian="Arial" style:font-size-asian="12pt" style:font-size-complex="12pt"/>
    </style:style>
    <style:style style:name="P37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8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9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0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1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2" style:family="paragraph" style:parent-style-name="Text_20_body" style:list-style-name="L5"/>
    <style:style style:name="P43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45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6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4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5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5" style:family="paragraph" style:parent-style-name="Table_20_Contents" style:list-style-name="L2">
      <style:text-properties style:font-name="Arial1" fo:font-size="11pt" style:language-asian="ja" style:country-asian="JP"/>
    </style:style>
    <style:style style:name="P56" style:family="paragraph" style:parent-style-name="Table_20_Contents" style:list-style-name="L3">
      <style:text-properties style:font-name="Arial1" fo:font-size="11pt" style:language-asian="ja" style:country-asian="JP"/>
    </style:style>
    <style:style style:name="P57" style:family="paragraph" style:parent-style-name="Table_20_Contents" style:list-style-name="L4">
      <style:text-properties style:font-name="Arial1" fo:font-size="11pt" style:language-asian="ja" style:country-asian="JP"/>
    </style:style>
    <style:style style:name="P58" style:family="paragraph" style:parent-style-name="Table_20_Contents" style:list-style-name="L4">
      <style:text-properties style:font-name="Arial1" fo:font-size="11pt"/>
    </style:style>
    <style:style style:name="P59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60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lucida grande" style:font-size-asian="10.5p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style:language-asian="ja" style:country-asian="JP" style:font-style-asian="normal" style:font-weight-asian="normal"/>
    </style:style>
    <style:style style:name="T17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8" style:family="text">
      <style:text-properties fo:color="#3333ff" style:font-name="Arial1" fo:font-size="22pt" fo:font-style="normal" fo:font-weight="normal" style:font-size-asian="22pt" style:font-size-complex="22pt"/>
    </style:style>
    <style:style style:name="T19" style:family="text">
      <style:text-properties fo:color="#3366ff" style:language-asian="ja" style:country-asian="JP" style:font-weight-asian="normal"/>
    </style:style>
    <style:style style:name="T20" style:family="text">
      <style:text-properties fo:color="#3366ff" style:language-asian="ja" style:country-asian="JP" style:font-style-asian="normal" style:font-weight-asian="normal"/>
    </style:style>
    <style:style style:name="T21" style:family="text">
      <style:text-properties fo:color="#000000" fo:background-color="transparent" style:font-name-asian="Arial2" style:font-size-asian="12pt"/>
    </style:style>
    <style:style style:name="T22" style:family="text">
      <style:text-properties fo:color="#000000" fo:background-color="transparent" style:font-name-asian="Arial2" style:font-size-asian="12pt" style:language-asian="ja" style:country-asian="JP"/>
    </style:style>
    <style:style style:name="T23" style:family="text">
      <style:text-properties style:font-name-asian="Arial2"/>
    </style:style>
    <style:style style:name="T24" style:family="text">
      <style:text-properties style:font-name="Arial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5">暑いっすね。みなさん、どうですか。</text:span></text:p>
      <text:p text:style-name="P7"><text:span text:style-name="T15">来週の希望日です。</text:span>よろしくお願いします。</text:p>
      <text:p text:style-name="P35">お盆ど真ん中で、あればいいなという腹積もりです。</text:p>
      <text:p text:style-name="P35">また懲りずにキャンプの手伝いに、１１（火）・１２（水）</text:p>
      <text:p text:style-name="P35">と行きます。</text:p>
      <text:p text:style-name="P35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5">どうも、お疲れ様です。</text:p>
      <text:p text:style-name="P35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4">8/14（金）</text:p>
          </table:table-cell>
          <table:table-cell table:style-name="表78.B1" office:value-type="string">
            <text:p text:style-name="P24">8/15（土）</text:p>
          </table:table-cell>
        </table:table-row>
        <table:table-row>
          <table:table-cell table:style-name="表78.A2" office:value-type="string">
            <text:p text:style-name="P22">○</text:p>
          </table:table-cell>
          <table:table-cell table:style-name="表78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日報連絡、他】 2020.8.10(月) ~ 2020.8.16(日)</text:p>
      <text:p text:style-name="P11">[//]</text:p>
      <text:p text:style-name="P4"/>
      <text:p text:style-name="P13"/>
      <text:p text:style-name="P1">-------------------------------------------------------- [20200815_150307]</text:p>
      <text:p text:style-name="P7">お疲れさまです。<text:span text:style-name="T15">暑いですね。調子はどうですか。</text:span></text:p>
      <text:p text:style-name="P9">私も、飲み物に氷を入れて、なんとか涼を取ってます。</text:p>
      <text:p text:style-name="P7"><text:span text:style-name="T15">来週の勤務希望を提出します。</text:span>よろしくお願いし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4">8/21（金）</text:p>
          </table:table-cell>
          <table:table-cell table:style-name="表79.B1" office:value-type="string">
            <text:p text:style-name="P24">8/22（土）</text:p>
          </table:table-cell>
        </table:table-row>
        <table:table-row>
          <table:table-cell table:style-name="表79.A2" office:value-type="string">
            <text:p text:style-name="P22">○</text:p>
          </table:table-cell>
          <table:table-cell table:style-name="表79.B2" office:value-type="string">
            <text:p text:style-name="P22">○</text:p>
          </table:table-cell>
        </table:table-row>
      </table:table>
      <text:p text:style-name="P32"/>
      <text:p text:style-name="P11"><text:soft-page-break/>---------------------</text:p>
      <text:p text:style-name="P12">【作業員　岩淵謙 / 勤務希望　提出】 2020.8.17(月) ~ 2020.8.23(日) の分</text:p>
      <text:p text:style-name="P11">[//]</text:p>
      <text:p text:style-name="P4"/>
      <text:p text:style-name="P13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3">1</text:p>
          </table:table-cell>
          <table:table-cell table:style-name="表1.A1" office:value-type="string">
            <text:p text:style-name="P23">作業日</text:p>
          </table:table-cell>
          <table:table-cell table:style-name="表1.C1" office:value-type="string">
            <text:p text:style-name="P25">8/21 金曜日</text:p>
          </table:table-cell>
        </table:table-row>
        <table:table-row>
          <table:table-cell table:style-name="表1.A2" office:value-type="string">
            <text:p text:style-name="P23">2</text:p>
          </table:table-cell>
          <table:table-cell table:style-name="表1.A2" office:value-type="string">
            <text:p text:style-name="P23">発注者</text:p>
          </table:table-cell>
          <table:table-cell table:style-name="表1.C2" office:value-type="string">
            <text:p text:style-name="P25">三誠電気（松村組）</text:p>
          </table:table-cell>
        </table:table-row>
        <table:table-row>
          <table:table-cell table:style-name="表1.A2" office:value-type="string">
            <text:p text:style-name="P23">3</text:p>
          </table:table-cell>
          <table:table-cell table:style-name="表1.A2" office:value-type="string">
            <text:p text:style-name="P23">工事件名</text:p>
          </table:table-cell>
          <table:table-cell table:style-name="表1.C2" office:value-type="string">
            <text:p text:style-name="P25">第１４柏栄ビル新築工事</text:p>
          </table:table-cell>
        </table:table-row>
        <table:table-row>
          <table:table-cell table:style-name="表1.A2" office:value-type="string">
            <text:p text:style-name="P23">4</text:p>
          </table:table-cell>
          <table:table-cell table:style-name="表1.A2" office:value-type="string">
            <text:p text:style-name="P23">作業時間</text:p>
          </table:table-cell>
          <table:table-cell table:style-name="表1.C2" office:value-type="string">
            <text:p text:style-name="P25">７：３０－１７：００</text:p>
            <text:p text:style-name="P25">（早出０．５）</text:p>
          </table:table-cell>
        </table:table-row>
        <table:table-row>
          <table:table-cell table:style-name="表1.A2" office:value-type="string">
            <text:p text:style-name="P23">5</text:p>
          </table:table-cell>
          <table:table-cell table:style-name="表1.A2" office:value-type="string">
            <text:p text:style-name="P23">備考</text:p>
          </table:table-cell>
          <table:table-cell table:style-name="表1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8/<text:span text:style-name="T15">28</text:span>（金）</text:p>
          </table:table-cell>
          <table:table-cell table:style-name="表2.B1" office:value-type="string">
            <text:p text:style-name="P24">8/29（土）</text:p>
          </table:table-cell>
        </table:table-row>
        <table:table-row>
          <table:table-cell table:style-name="表2.A2" office:value-type="string">
            <text:p text:style-name="P22">○</text:p>
          </table:table-cell>
          <table:table-cell table:style-name="表2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0">期間</text:p>
          </table:table-cell>
          <table:table-cell table:style-name="表3.B1" office:value-type="string">
            <text:p text:style-name="P21"><text:s text:c="2"/>2020.8.17(月) ~ 2020.8.23(日)</text:p>
          </table:table-cell>
        </table:table-row>
        <table:table-row>
          <table:table-cell table:style-name="表3.A2" office:value-type="string">
            <text:p text:style-name="P18">合計</text:p>
          </table:table-cell>
          <table:table-cell table:style-name="表3.B2" office:value-type="string">
            <text:p text:style-name="P19"><text:s/>￥XXX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8.17(月) ~ 2020.8.23(日)</text:p>
      <text:p text:style-name="P11">[//]</text:p>
      <text:p text:style-name="P4"/>
      <text:p text:style-name="P4"/>
      <text:p text:style-name="P13"/>
      <text:p text:style-name="P1">-------------------------------------------------------- [20200829_174834]</text:p>
      <text:p text:style-name="P7"><text:span text:style-name="T15">どうも</text:span>お疲れさまです。<text:span text:style-name="T15">日報他、提出します。遅くなりました。</text:span></text:p>
      <text:p text:style-name="P34"><text:soft-page-break/></text:p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3">1</text:p>
          </table:table-cell>
          <table:table-cell table:style-name="表4.A1" office:value-type="string">
            <text:p text:style-name="P23">作業日</text:p>
          </table:table-cell>
          <table:table-cell table:style-name="表4.C1" office:value-type="string">
            <text:p text:style-name="P25">8/27 木曜日</text:p>
          </table:table-cell>
        </table:table-row>
        <table:table-row>
          <table:table-cell table:style-name="表4.A2" office:value-type="string">
            <text:p text:style-name="P23">2</text:p>
          </table:table-cell>
          <table:table-cell table:style-name="表4.A2" office:value-type="string">
            <text:p text:style-name="P23">発注者</text:p>
          </table:table-cell>
          <table:table-cell table:style-name="表4.C2" office:value-type="string">
            <text:p text:style-name="P25">ホクシン設備</text:p>
          </table:table-cell>
        </table:table-row>
        <table:table-row>
          <table:table-cell table:style-name="表4.A2" office:value-type="string">
            <text:p text:style-name="P23">3</text:p>
          </table:table-cell>
          <table:table-cell table:style-name="表4.A2" office:value-type="string">
            <text:p text:style-name="P23">工事件名</text:p>
          </table:table-cell>
          <table:table-cell table:style-name="表4.C2" office:value-type="string">
            <text:p text:style-name="P25">田端プロジェクト</text:p>
          </table:table-cell>
        </table:table-row>
        <table:table-row>
          <table:table-cell table:style-name="表4.A2" office:value-type="string">
            <text:p text:style-name="P23">4</text:p>
          </table:table-cell>
          <table:table-cell table:style-name="表4.A2" office:value-type="string">
            <text:p text:style-name="P23">作業時間</text:p>
          </table:table-cell>
          <table:table-cell table:style-name="表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.A2" office:value-type="string">
            <text:p text:style-name="P23">5</text:p>
          </table:table-cell>
          <table:table-cell table:style-name="表4.A2" office:value-type="string">
            <text:p text:style-name="P23">備考</text:p>
          </table:table-cell>
          <table:table-cell table:style-name="表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4">9/4（金）</text:p>
          </table:table-cell>
          <table:table-cell table:style-name="表5.B1" office:value-type="string">
            <text:p text:style-name="P24">9/5（土）</text:p>
          </table:table-cell>
        </table:table-row>
        <table:table-row>
          <table:table-cell table:style-name="表5.A2" office:value-type="string">
            <text:p text:style-name="P22">○</text:p>
          </table:table-cell>
          <table:table-cell table:style-name="表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0">期間</text:p>
          </table:table-cell>
          <table:table-cell table:style-name="表6.B1" office:value-type="string">
            <text:p text:style-name="P21"><text:s text:c="2"/>2020.8.24(月) ~ 2020.8.30(日)</text:p>
          </table:table-cell>
        </table:table-row>
        <table:table-row>
          <table:table-cell table:style-name="表6.A2" office:value-type="string">
            <text:p text:style-name="P18">合計</text:p>
          </table:table-cell>
          <table:table-cell table:style-name="表6.B2" office:value-type="string">
            <text:p text:style-name="P19"><text:s/>￥XXX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8.24(月) ~ 2020.8.30(日)</text:p>
      <text:p text:style-name="P11">[//]</text:p>
      <text:p text:style-name="P4"/>
      <text:p text:style-name="P13"/>
      <text:p text:style-name="P1">-------------------------------------------------------- [20200905_152917]</text:p>
      <text:p text:style-name="P7">お疲れさまです。<text:span text:style-name="T15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5">とまれ、作業希望日を提出します。</text:span>よろしく<text:span text:style-name="T15">願います</text:span>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4">9/11（金）</text:p>
          </table:table-cell>
          <table:table-cell table:style-name="表8.B1" office:value-type="string">
            <text:p text:style-name="P24">9/12（土）</text:p>
          </table:table-cell>
        </table:table-row>
        <table:table-row>
          <table:table-cell table:style-name="表8.A2" office:value-type="string">
            <text:p text:style-name="P22">○</text:p>
          </table:table-cell>
          <table:table-cell table:style-name="表8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作業希望日】 2020.9.7(月) ~ 2020.9.13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5">（スマホは故障なし。汚れも目につかず。ありがたい。どうも、騒動でございました。）</text:p>
      <text:p text:style-name="P7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3">1</text:p>
          </table:table-cell>
          <table:table-cell table:style-name="表7.A1" office:value-type="string">
            <text:p text:style-name="P23">作業日</text:p>
          </table:table-cell>
          <table:table-cell table:style-name="表7.C1" office:value-type="string">
            <text:p text:style-name="P25">9/11 金曜日</text:p>
          </table:table-cell>
        </table:table-row>
        <table:table-row>
          <table:table-cell table:style-name="表7.A2" office:value-type="string">
            <text:p text:style-name="P23">2</text:p>
          </table:table-cell>
          <table:table-cell table:style-name="表7.A2" office:value-type="string">
            <text:p text:style-name="P23">発注者</text:p>
          </table:table-cell>
          <table:table-cell table:style-name="表7.C2" office:value-type="string">
            <text:p text:style-name="P25">株式会社アットライフ</text:p>
          </table:table-cell>
        </table:table-row>
        <table:table-row>
          <table:table-cell table:style-name="表7.A2" office:value-type="string">
            <text:p text:style-name="P23">3</text:p>
          </table:table-cell>
          <table:table-cell table:style-name="表7.A2" office:value-type="string">
            <text:p text:style-name="P23">工事件名</text:p>
          </table:table-cell>
          <table:table-cell table:style-name="表7.C2" office:value-type="string">
            <text:p text:style-name="P25">須山美佳様共同住宅</text:p>
          </table:table-cell>
        </table:table-row>
        <table:table-row>
          <table:table-cell table:style-name="表7.A2" office:value-type="string">
            <text:p text:style-name="P23">4</text:p>
          </table:table-cell>
          <table:table-cell table:style-name="表7.A2" office:value-type="string">
            <text:p text:style-name="P23">作業時間</text:p>
          </table:table-cell>
          <table:table-cell table:style-name="表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7.A2" office:value-type="string">
            <text:p text:style-name="P23">5</text:p>
          </table:table-cell>
          <table:table-cell table:style-name="表7.A2" office:value-type="string">
            <text:p text:style-name="P23">備考</text:p>
          </table:table-cell>
          <table:table-cell table:style-name="表7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4">9/18（金）</text:p>
          </table:table-cell>
          <table:table-cell table:style-name="表9.B1" office:value-type="string">
            <text:p text:style-name="P24">9/19（土）</text:p>
          </table:table-cell>
        </table:table-row>
        <table:table-row>
          <table:table-cell table:style-name="表9.A2" office:value-type="string">
            <text:p text:style-name="P22">○</text:p>
          </table:table-cell>
          <table:table-cell table:style-name="表9.B2" office:value-type="string">
            <text:p text:style-name="P22">○</text:p>
          </table:table-cell>
        </table:table-row>
      </table:table>
      <text:p text:style-name="P34"><text:soft-page-break/></text:p>
      <text:p text:style-name="P30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0">期間</text:p>
          </table:table-cell>
          <table:table-cell table:style-name="表10.B1" office:value-type="string">
            <text:p text:style-name="P21"><text:s text:c="2"/>2020.9.7(月) ~ 2020.9.13(日)</text:p>
          </table:table-cell>
        </table:table-row>
        <table:table-row>
          <table:table-cell table:style-name="表10.A2" office:value-type="string">
            <text:p text:style-name="P18">合計</text:p>
          </table:table-cell>
          <table:table-cell table:style-name="表10.B2" office:value-type="string">
            <text:p text:style-name="P19"><text:s/>￥1,068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9.7(月) ~ 2020.9.13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17_163612]</text:p>
      <text:p text:style-name="P7"><text:span text:style-name="T15">どうも</text:span>お疲れさまです。涼しくなり、<text:span text:style-name="T15">ほんとに何よりです</text:span>。</text:p>
      <text:p text:style-name="P9">（ふと、人を送り出す方の心労も大したものだと思いました。今さらながら）</text:p>
      <text:p text:style-name="P7"><text:span text:style-name="T15">書類提出。</text:span>よろしく願い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3">1</text:p>
          </table:table-cell>
          <table:table-cell table:style-name="表11.A1" office:value-type="string">
            <text:p text:style-name="P23">作業日</text:p>
          </table:table-cell>
          <table:table-cell table:style-name="表11.C1" office:value-type="string">
            <text:p text:style-name="P25">9/15 火曜日</text:p>
          </table:table-cell>
        </table:table-row>
        <table:table-row>
          <table:table-cell table:style-name="表11.A2" office:value-type="string">
            <text:p text:style-name="P23">2</text:p>
          </table:table-cell>
          <table:table-cell table:style-name="表11.A2" office:value-type="string">
            <text:p text:style-name="P23">発注者</text:p>
          </table:table-cell>
          <table:table-cell table:style-name="表11.C2" office:value-type="string">
            <text:p text:style-name="P25">ホクシン設備</text:p>
          </table:table-cell>
        </table:table-row>
        <table:table-row>
          <table:table-cell table:style-name="表11.A2" office:value-type="string">
            <text:p text:style-name="P23">3</text:p>
          </table:table-cell>
          <table:table-cell table:style-name="表11.A2" office:value-type="string">
            <text:p text:style-name="P23">工事件名</text:p>
          </table:table-cell>
          <table:table-cell table:style-name="表11.C2" office:value-type="string">
            <text:p text:style-name="P25">元浅草４丁目プロジェクト</text:p>
          </table:table-cell>
        </table:table-row>
        <table:table-row>
          <table:table-cell table:style-name="表11.A2" office:value-type="string">
            <text:p text:style-name="P23">4</text:p>
          </table:table-cell>
          <table:table-cell table:style-name="表11.A2" office:value-type="string">
            <text:p text:style-name="P23">作業時間</text:p>
          </table:table-cell>
          <table:table-cell table:style-name="表1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1.A2" office:value-type="string">
            <text:p text:style-name="P23">5</text:p>
          </table:table-cell>
          <table:table-cell table:style-name="表11.A2" office:value-type="string">
            <text:p text:style-name="P23">備考</text:p>
          </table:table-cell>
          <table:table-cell table:style-name="表11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4">9/<text:span text:style-name="T15">25</text:span>（金）</text:p>
          </table:table-cell>
          <table:table-cell table:style-name="表12.B1" office:value-type="string">
            <text:p text:style-name="P24">9/26（土）</text:p>
          </table:table-cell>
        </table:table-row>
        <table:table-row>
          <table:table-cell table:style-name="表12.A2" office:value-type="string">
            <text:p text:style-name="P22">○</text:p>
          </table:table-cell>
          <table:table-cell table:style-name="表12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0">期間</text:p>
          </table:table-cell>
          <table:table-cell table:style-name="表13.B1" office:value-type="string">
            <text:p text:style-name="P21"><text:s text:c="2"/>2020.9.14(月) ~ 2020.9.20(日)</text:p>
          </table:table-cell>
        </table:table-row>
        <table:table-row>
          <table:table-cell table:style-name="表13.A2" office:value-type="string">
            <text:p text:style-name="P18">合計</text:p>
          </table:table-cell>
          <table:table-cell table:style-name="表13.B2" office:value-type="string">
            <text:p text:style-name="P19"><text:s/>￥924 円</text:p>
          </table:table-cell>
        </table:table-row>
      </table:table>
      <text:p text:style-name="P38"/>
      <text:p text:style-name="P11">---------------------</text:p>
      <text:p text:style-name="P12"><text:soft-page-break/>【作業員　岩淵謙 / 日報連絡、他】 2020.9.14(月) ~ 2020.9.20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27_134839]</text:p>
      <text:p text:style-name="P7">お疲れさまです。日報その他<text:span text:style-name="T15">提出します。</text:span></text:p>
      <text:p text:style-name="P7">よろしく願い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3">1</text:p>
          </table:table-cell>
          <table:table-cell table:style-name="表14.A1" office:value-type="string">
            <text:p text:style-name="P23">作業日</text:p>
          </table:table-cell>
          <table:table-cell table:style-name="表14.C1" office:value-type="string">
            <text:p text:style-name="P25">9/26 土曜日</text:p>
          </table:table-cell>
        </table:table-row>
        <table:table-row>
          <table:table-cell table:style-name="表14.A2" office:value-type="string">
            <text:p text:style-name="P23">2</text:p>
          </table:table-cell>
          <table:table-cell table:style-name="表14.A2" office:value-type="string">
            <text:p text:style-name="P23">発注者</text:p>
          </table:table-cell>
          <table:table-cell table:style-name="表14.C2" office:value-type="string">
            <text:p text:style-name="P25">サイタ工業</text:p>
          </table:table-cell>
        </table:table-row>
        <table:table-row>
          <table:table-cell table:style-name="表14.A2" office:value-type="string">
            <text:p text:style-name="P23">3</text:p>
          </table:table-cell>
          <table:table-cell table:style-name="表14.A2" office:value-type="string">
            <text:p text:style-name="P23">工事件名</text:p>
          </table:table-cell>
          <table:table-cell table:style-name="表14.C2" office:value-type="string">
            <text:p text:style-name="P25">金沢区富岡東PJ新築工事</text:p>
          </table:table-cell>
        </table:table-row>
        <table:table-row>
          <table:table-cell table:style-name="表14.A2" office:value-type="string">
            <text:p text:style-name="P23">4</text:p>
          </table:table-cell>
          <table:table-cell table:style-name="表14.A2" office:value-type="string">
            <text:p text:style-name="P23">作業時間</text:p>
          </table:table-cell>
          <table:table-cell table:style-name="表1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4.A2" office:value-type="string">
            <text:p text:style-name="P23">5</text:p>
          </table:table-cell>
          <table:table-cell table:style-name="表14.A2" office:value-type="string">
            <text:p text:style-name="P23">備考</text:p>
          </table:table-cell>
          <table:table-cell table:style-name="表1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4">10/2（金）</text:p>
          </table:table-cell>
          <table:table-cell table:style-name="表15.B1" office:value-type="string">
            <text:p text:style-name="P24">10/3（土）</text:p>
          </table:table-cell>
        </table:table-row>
        <table:table-row>
          <table:table-cell table:style-name="表15.A2" office:value-type="string">
            <text:p text:style-name="P22">○</text:p>
          </table:table-cell>
          <table:table-cell table:style-name="表1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0">期間</text:p>
          </table:table-cell>
          <table:table-cell table:style-name="表16.B1" office:value-type="string">
            <text:p text:style-name="P21"><text:s text:c="2"/>2020.9.21(月) ~ 2020.9.27(日)</text:p>
          </table:table-cell>
        </table:table-row>
        <table:table-row>
          <table:table-cell table:style-name="表16.A2" office:value-type="string">
            <text:p text:style-name="P18">合計</text:p>
          </table:table-cell>
          <table:table-cell table:style-name="表16.B2" office:value-type="string">
            <text:p text:style-name="P19"><text:s/>￥1,516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9.21(月) ~ 2020.9.27(日)</text:p>
      <text:p text:style-name="P11">[//]</text:p>
      <text:p text:style-name="P4"/>
      <text:p text:style-name="P13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4"><text:soft-page-break/></text:p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3">1</text:p>
          </table:table-cell>
          <table:table-cell table:style-name="表17.A1" office:value-type="string">
            <text:p text:style-name="P23">作業日</text:p>
          </table:table-cell>
          <table:table-cell table:style-name="表17.C1" office:value-type="string">
            <text:p text:style-name="P25">10/02 金曜日</text:p>
          </table:table-cell>
        </table:table-row>
        <table:table-row>
          <table:table-cell table:style-name="表17.A2" office:value-type="string">
            <text:p text:style-name="P23">2</text:p>
          </table:table-cell>
          <table:table-cell table:style-name="表17.A2" office:value-type="string">
            <text:p text:style-name="P23">発注者</text:p>
          </table:table-cell>
          <table:table-cell table:style-name="表17.C2" office:value-type="string">
            <text:p text:style-name="P25">向洋電機土木</text:p>
          </table:table-cell>
        </table:table-row>
        <table:table-row>
          <table:table-cell table:style-name="表17.A2" office:value-type="string">
            <text:p text:style-name="P23">3</text:p>
          </table:table-cell>
          <table:table-cell table:style-name="表17.A2" office:value-type="string">
            <text:p text:style-name="P23">工事件名</text:p>
          </table:table-cell>
          <table:table-cell table:style-name="表17.C2" office:value-type="string">
            <text:p text:style-name="P25">横浜市神奈川区新子安一丁目２４番計画</text:p>
          </table:table-cell>
        </table:table-row>
        <table:table-row>
          <table:table-cell table:style-name="表17.A2" office:value-type="string">
            <text:p text:style-name="P23">4</text:p>
          </table:table-cell>
          <table:table-cell table:style-name="表17.A2" office:value-type="string">
            <text:p text:style-name="P23">作業時間</text:p>
          </table:table-cell>
          <table:table-cell table:style-name="表1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7.A2" office:value-type="string">
            <text:p text:style-name="P23">5</text:p>
          </table:table-cell>
          <table:table-cell table:style-name="表17.A2" office:value-type="string">
            <text:p text:style-name="P23">備考</text:p>
          </table:table-cell>
          <table:table-cell table:style-name="表17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4">10/9（金）</text:p>
          </table:table-cell>
          <table:table-cell table:style-name="表18.B1" office:value-type="string">
            <text:p text:style-name="P24">10/10（土）</text:p>
          </table:table-cell>
        </table:table-row>
        <table:table-row>
          <table:table-cell table:style-name="表18.A2" office:value-type="string">
            <text:p text:style-name="P22">○</text:p>
          </table:table-cell>
          <table:table-cell table:style-name="表18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0">期間</text:p>
          </table:table-cell>
          <table:table-cell table:style-name="表19.B1" office:value-type="string">
            <text:p text:style-name="P21"><text:s text:c="2"/>2020.9.28(月) ~ 2020.10.04(日)</text:p>
          </table:table-cell>
        </table:table-row>
        <table:table-row>
          <table:table-cell table:style-name="表19.A2" office:value-type="string">
            <text:p text:style-name="P18">合計</text:p>
          </table:table-cell>
          <table:table-cell table:style-name="表19.B2" office:value-type="string">
            <text:p text:style-name="P19"><text:s/>￥930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9.28(月) ~ 2020.10.04(日)</text:p>
      <text:p text:style-name="P11">[//]</text:p>
      <text:p text:style-name="P4"/>
      <text:p text:style-name="P4"/>
      <text:p text:style-name="P13"/>
      <text:p text:style-name="P1">-------------------------------------------------------- [20201016_160000]</text:p>
      <text:p text:style-name="P7">お疲れさまです。毎度の<text:span text:style-name="T15">書類提出です。</text:span></text:p>
      <text:p text:style-name="P7">よろしく願い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 </text:span><text:span text:style-name="T19">２</text:span><text:span text:style-name="T20"> </text:span><text:span text:style-name="T15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3">1</text:p>
          </table:table-cell>
          <table:table-cell table:style-name="表20.A1" office:value-type="string">
            <text:p text:style-name="P23">作業日</text:p>
          </table:table-cell>
          <table:table-cell table:style-name="表20.C1" office:value-type="string">
            <text:p text:style-name="P25">10/12 月曜日</text:p>
          </table:table-cell>
        </table:table-row>
        <text:soft-page-break/>
        <table:table-row>
          <table:table-cell table:style-name="表20.A2" office:value-type="string">
            <text:p text:style-name="P23">2</text:p>
          </table:table-cell>
          <table:table-cell table:style-name="表20.A2" office:value-type="string">
            <text:p text:style-name="P23">発注者</text:p>
          </table:table-cell>
          <table:table-cell table:style-name="表20.C2" office:value-type="string">
            <text:p text:style-name="P25">サイタ工業</text:p>
          </table:table-cell>
        </table:table-row>
        <table:table-row>
          <table:table-cell table:style-name="表20.A2" office:value-type="string">
            <text:p text:style-name="P23">3</text:p>
          </table:table-cell>
          <table:table-cell table:style-name="表20.A2" office:value-type="string">
            <text:p text:style-name="P23">工事件名</text:p>
          </table:table-cell>
          <table:table-cell table:style-name="表20.C2" office:value-type="string">
            <text:p text:style-name="P25">リルシア吉野町</text:p>
          </table:table-cell>
        </table:table-row>
        <table:table-row>
          <table:table-cell table:style-name="表20.A2" office:value-type="string">
            <text:p text:style-name="P23">4</text:p>
          </table:table-cell>
          <table:table-cell table:style-name="表20.A2" office:value-type="string">
            <text:p text:style-name="P23">作業時間</text:p>
          </table:table-cell>
          <table:table-cell table:style-name="表2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0.A2" office:value-type="string">
            <text:p text:style-name="P23">5</text:p>
          </table:table-cell>
          <table:table-cell table:style-name="表20.A2" office:value-type="string">
            <text:p text:style-name="P23">備考</text:p>
          </table:table-cell>
          <table:table-cell table:style-name="表20.C2" office:value-type="string">
            <text:p text:style-name="P25">-</text:p>
          </table:table-cell>
        </table:table-row>
      </table:table>
      <text:p text:style-name="P30"/>
      <text:p text:style-name="P30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3">1</text:p>
          </table:table-cell>
          <table:table-cell table:style-name="表23.A1" office:value-type="string">
            <text:p text:style-name="P23">作業日</text:p>
          </table:table-cell>
          <table:table-cell table:style-name="表23.C1" office:value-type="string">
            <text:p text:style-name="P25">10/14 水曜日</text:p>
          </table:table-cell>
        </table:table-row>
        <table:table-row>
          <table:table-cell table:style-name="表23.A2" office:value-type="string">
            <text:p text:style-name="P23">2</text:p>
          </table:table-cell>
          <table:table-cell table:style-name="表23.A2" office:value-type="string">
            <text:p text:style-name="P23">発注者</text:p>
          </table:table-cell>
          <table:table-cell table:style-name="表23.C2" office:value-type="string">
            <text:p text:style-name="P25">ホクシン設備</text:p>
          </table:table-cell>
        </table:table-row>
        <table:table-row>
          <table:table-cell table:style-name="表23.A2" office:value-type="string">
            <text:p text:style-name="P23">3</text:p>
          </table:table-cell>
          <table:table-cell table:style-name="表23.A2" office:value-type="string">
            <text:p text:style-name="P23">工事件名</text:p>
          </table:table-cell>
          <table:table-cell table:style-name="表23.C2" office:value-type="string">
            <text:p text:style-name="P25">田端プロジェクト</text:p>
          </table:table-cell>
        </table:table-row>
        <table:table-row>
          <table:table-cell table:style-name="表23.A2" office:value-type="string">
            <text:p text:style-name="P23">4</text:p>
          </table:table-cell>
          <table:table-cell table:style-name="表23.A2" office:value-type="string">
            <text:p text:style-name="P23">作業時間</text:p>
          </table:table-cell>
          <table:table-cell table:style-name="表23.C2" office:value-type="string">
            <text:p text:style-name="P25">８：００－１８：００</text:p>
            <text:p text:style-name="P25">（残業１時間。お客さんに連絡済み）</text:p>
          </table:table-cell>
        </table:table-row>
        <table:table-row>
          <table:table-cell table:style-name="表23.A2" office:value-type="string">
            <text:p text:style-name="P23">5</text:p>
          </table:table-cell>
          <table:table-cell table:style-name="表23.A2" office:value-type="string">
            <text:p text:style-name="P23">備考</text:p>
          </table:table-cell>
          <table:table-cell table:style-name="表23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4">10/23（金）</text:p>
          </table:table-cell>
          <table:table-cell table:style-name="表21.B1" office:value-type="string">
            <text:p text:style-name="P24">10/24（土）</text:p>
          </table:table-cell>
        </table:table-row>
        <table:table-row>
          <table:table-cell table:style-name="表21.A2" office:value-type="string">
            <text:p text:style-name="P22">○</text:p>
          </table:table-cell>
          <table:table-cell table:style-name="表21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0">期間</text:p>
          </table:table-cell>
          <table:table-cell table:style-name="表22.B1" office:value-type="string">
            <text:p text:style-name="P21"><text:s text:c="2"/>2020.10.12(月) ~ 2020.10.18(日)</text:p>
          </table:table-cell>
        </table:table-row>
        <table:table-row>
          <table:table-cell table:style-name="表22.A2" office:value-type="string">
            <text:p text:style-name="P18">合計</text:p>
          </table:table-cell>
          <table:table-cell table:style-name="表22.B2" office:value-type="string">
            <text:p text:style-name="P19"><text:s/>￥1,88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0.12(月) ~ 2020.10.18(日)</text:p>
      <text:p text:style-name="P11">[//]</text:p>
      <text:p text:style-name="P4"/>
      <text:p text:style-name="P13"/>
      <text:p text:style-name="P4"/>
      <text:p text:style-name="P1">-------------------------------------------------------- [20201024_171248]</text:p>
      <text:p text:style-name="P7">お疲れさまです。<text:span text:style-name="T15">書類提出です。よろしく願います。</text:span>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3">1</text:p>
          </table:table-cell>
          <table:table-cell table:style-name="表24.A1" office:value-type="string">
            <text:p text:style-name="P23">作業日</text:p>
          </table:table-cell>
          <table:table-cell table:style-name="表24.C1" office:value-type="string">
            <text:p text:style-name="P25">10/23 金曜日</text:p>
          </table:table-cell>
        </table:table-row>
        <text:soft-page-break/>
        <table:table-row>
          <table:table-cell table:style-name="表24.A2" office:value-type="string">
            <text:p text:style-name="P23">2</text:p>
          </table:table-cell>
          <table:table-cell table:style-name="表24.A2" office:value-type="string">
            <text:p text:style-name="P23">発注者</text:p>
          </table:table-cell>
          <table:table-cell table:style-name="表24.C2" office:value-type="string">
            <text:p text:style-name="P25">向洋電機土木</text:p>
          </table:table-cell>
        </table:table-row>
        <table:table-row>
          <table:table-cell table:style-name="表24.A2" office:value-type="string">
            <text:p text:style-name="P23">3</text:p>
          </table:table-cell>
          <table:table-cell table:style-name="表24.A2" office:value-type="string">
            <text:p text:style-name="P23">工事件名</text:p>
          </table:table-cell>
          <table:table-cell table:style-name="表24.C2" office:value-type="string">
            <text:p text:style-name="P25"><text:span text:style-name="T14">新子安一丁目２４番計画</text:span> </text:p>
          </table:table-cell>
        </table:table-row>
        <table:table-row>
          <table:table-cell table:style-name="表24.A2" office:value-type="string">
            <text:p text:style-name="P23">4</text:p>
          </table:table-cell>
          <table:table-cell table:style-name="表24.A2" office:value-type="string">
            <text:p text:style-name="P23">作業時間</text:p>
          </table:table-cell>
          <table:table-cell table:style-name="表2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4.A2" office:value-type="string">
            <text:p text:style-name="P23">5</text:p>
          </table:table-cell>
          <table:table-cell table:style-name="表24.A2" office:value-type="string">
            <text:p text:style-name="P23">備考</text:p>
          </table:table-cell>
          <table:table-cell table:style-name="表2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>10/30（金）</text:p>
          </table:table-cell>
          <table:table-cell table:style-name="表25.B1" office:value-type="string">
            <text:p text:style-name="P24">10/31（土）</text:p>
          </table:table-cell>
        </table:table-row>
        <table:table-row>
          <table:table-cell table:style-name="表25.A2" office:value-type="string">
            <text:p text:style-name="P22">○</text:p>
          </table:table-cell>
          <table:table-cell table:style-name="表2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0">期間</text:p>
          </table:table-cell>
          <table:table-cell table:style-name="表26.B1" office:value-type="string">
            <text:p text:style-name="P21"><text:s text:c="2"/>2020.10.19(月) ~ 2020.10.25(日)</text:p>
          </table:table-cell>
        </table:table-row>
        <table:table-row>
          <table:table-cell table:style-name="表26.A2" office:value-type="string">
            <text:p text:style-name="P18">合計</text:p>
          </table:table-cell>
          <table:table-cell table:style-name="表26.B2" office:value-type="string">
            <text:p text:style-name="P19"><text:s/>￥930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0.19(月) ~ 2020.10.25(日)</text:p>
      <text:p text:style-name="P11">[//]</text:p>
      <text:p text:style-name="P4"/>
      <text:p text:style-name="P13"/>
      <text:p text:style-name="P4"/>
      <text:p text:style-name="P1">-------------------------------------------------------- [20201029_155046]</text:p>
      <text:p text:style-name="P7">お疲れさまです。<text:span text:style-name="T15">書類提出です。</text:span>よろしく<text:span text:style-name="T15">願います</text:span>。<text:span text:style-name="T15">ではまた。</text:span>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23">1</text:p>
          </table:table-cell>
          <table:table-cell table:style-name="表27.A1" office:value-type="string">
            <text:p text:style-name="P23">作業日</text:p>
          </table:table-cell>
          <table:table-cell table:style-name="表27.C1" office:value-type="string">
            <text:p text:style-name="P25">10/27 火曜日</text:p>
          </table:table-cell>
        </table:table-row>
        <table:table-row>
          <table:table-cell table:style-name="表27.A2" office:value-type="string">
            <text:p text:style-name="P23">2</text:p>
          </table:table-cell>
          <table:table-cell table:style-name="表27.A2" office:value-type="string">
            <text:p text:style-name="P23">発注者</text:p>
          </table:table-cell>
          <table:table-cell table:style-name="表27.C2" office:value-type="string">
            <text:p text:style-name="P25">㈱松電工</text:p>
          </table:table-cell>
        </table:table-row>
        <table:table-row>
          <table:table-cell table:style-name="表27.A2" office:value-type="string">
            <text:p text:style-name="P23">3</text:p>
          </table:table-cell>
          <table:table-cell table:style-name="表27.A2" office:value-type="string">
            <text:p text:style-name="P23">工事件名</text:p>
          </table:table-cell>
          <table:table-cell table:style-name="表27.C2" office:value-type="string">
            <text:p text:style-name="P25">大船ビル</text:p>
          </table:table-cell>
        </table:table-row>
        <table:table-row>
          <table:table-cell table:style-name="表27.A2" office:value-type="string">
            <text:p text:style-name="P23">4</text:p>
          </table:table-cell>
          <table:table-cell table:style-name="表27.A2" office:value-type="string">
            <text:p text:style-name="P23">作業時間</text:p>
          </table:table-cell>
          <table:table-cell table:style-name="表2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7.A2" office:value-type="string">
            <text:p text:style-name="P23">5</text:p>
          </table:table-cell>
          <table:table-cell table:style-name="表27.A2" office:value-type="string">
            <text:p text:style-name="P23">備考</text:p>
          </table:table-cell>
          <table:table-cell table:style-name="表27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4">11/6（金）</text:p>
          </table:table-cell>
          <table:table-cell table:style-name="表28.B1" office:value-type="string">
            <text:p text:style-name="P24">11/7（土）</text:p>
          </table:table-cell>
        </table:table-row>
        <table:table-row>
          <table:table-cell table:style-name="表28.A2" office:value-type="string">
            <text:p text:style-name="P22">○</text:p>
          </table:table-cell>
          <table:table-cell table:style-name="表28.B2" office:value-type="string">
            <text:p text:style-name="P22">○</text:p>
          </table:table-cell>
        </table:table-row>
      </table:table>
      <text:p text:style-name="P34"><text:soft-page-break/></text:p>
      <text:p text:style-name="P30">③ 交通費申請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0">期間</text:p>
          </table:table-cell>
          <table:table-cell table:style-name="表30.B1" office:value-type="string">
            <text:p text:style-name="P21"><text:s text:c="2"/>2020.10.26(月) ~ 2020.11.1(日)</text:p>
          </table:table-cell>
        </table:table-row>
        <table:table-row>
          <table:table-cell table:style-name="表30.A2" office:value-type="string">
            <text:p text:style-name="P18">合計</text:p>
          </table:table-cell>
          <table:table-cell table:style-name="表30.B2" office:value-type="string">
            <text:p text:style-name="P19"><text:s/>￥1,612 円</text:p>
          </table:table-cell>
        </table:table-row>
      </table:table>
      <text:p text:style-name="P38"/>
      <text:p text:style-name="P11">---------------------</text:p>
      <text:p text:style-name="P12">【作業員　岩淵謙 <text:s/>交通費請求書】 2020.10.26(月) ~ 2020.11.1(日)</text:p>
      <text:p text:style-name="P11">[//]</text:p>
      <text:p text:style-name="P4"/>
      <text:p text:style-name="P13"/>
      <text:p text:style-name="P4"/>
      <text:p text:style-name="P1">-------------------------------------------------------- [20201108_125535]</text:p>
      <text:p text:style-name="P7">お疲れさまです。遅れました。<text:span text:style-name="T15">書類提出です。</text:span></text:p>
      <text:p text:style-name="P7">よろしくお願いし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23">1</text:p>
          </table:table-cell>
          <table:table-cell table:style-name="表31.A1" office:value-type="string">
            <text:p text:style-name="P23">作業日</text:p>
          </table:table-cell>
          <table:table-cell table:style-name="表31.C1" office:value-type="string">
            <text:p text:style-name="P25">11/6 金曜日</text:p>
          </table:table-cell>
        </table:table-row>
        <table:table-row>
          <table:table-cell table:style-name="表31.A2" office:value-type="string">
            <text:p text:style-name="P23">2</text:p>
          </table:table-cell>
          <table:table-cell table:style-name="表31.A2" office:value-type="string">
            <text:p text:style-name="P23">発注者</text:p>
          </table:table-cell>
          <table:table-cell table:style-name="表31.C2" office:value-type="string">
            <text:p text:style-name="P25">橘設備工業所</text:p>
          </table:table-cell>
        </table:table-row>
        <table:table-row>
          <table:table-cell table:style-name="表31.A2" office:value-type="string">
            <text:p text:style-name="P23">3</text:p>
          </table:table-cell>
          <table:table-cell table:style-name="表31.A2" office:value-type="string">
            <text:p text:style-name="P23">工事件名</text:p>
          </table:table-cell>
          <table:table-cell table:style-name="表31.C2" office:value-type="string">
            <text:p text:style-name="P25">メインステージ阪東橋</text:p>
          </table:table-cell>
        </table:table-row>
        <table:table-row>
          <table:table-cell table:style-name="表31.A2" office:value-type="string">
            <text:p text:style-name="P23">4</text:p>
          </table:table-cell>
          <table:table-cell table:style-name="表31.A2" office:value-type="string">
            <text:p text:style-name="P23">作業時間</text:p>
          </table:table-cell>
          <table:table-cell table:style-name="表3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1.A2" office:value-type="string">
            <text:p text:style-name="P23">5</text:p>
          </table:table-cell>
          <table:table-cell table:style-name="表31.A2" office:value-type="string">
            <text:p text:style-name="P23">備考</text:p>
          </table:table-cell>
          <table:table-cell table:style-name="表31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4">11/13（金）</text:p>
          </table:table-cell>
          <table:table-cell table:style-name="表32.B1" office:value-type="string">
            <text:p text:style-name="P24">11/14（土）</text:p>
          </table:table-cell>
        </table:table-row>
        <table:table-row>
          <table:table-cell table:style-name="表32.A2" office:value-type="string">
            <text:p text:style-name="P22">○</text:p>
          </table:table-cell>
          <table:table-cell table:style-name="表32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20">期間</text:p>
          </table:table-cell>
          <table:table-cell table:style-name="表33.B1" office:value-type="string">
            <text:p text:style-name="P21"><text:s text:c="2"/>2020.11.2(月) ~ 2020.11.8(日)</text:p>
          </table:table-cell>
        </table:table-row>
        <table:table-row>
          <table:table-cell table:style-name="表33.A2" office:value-type="string">
            <text:p text:style-name="P18">合計</text:p>
          </table:table-cell>
          <table:table-cell table:style-name="表33.B2" office:value-type="string">
            <text:p text:style-name="P19"><text:s/>￥1,048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1.2(月) ~ 2020.11.8(日)</text:p>
      <text:p text:style-name="P11">[//]</text:p>
      <text:p text:style-name="P4"><text:soft-page-break/></text:p>
      <text:p text:style-name="P4"/>
      <text:p text:style-name="P13"/>
      <text:p text:style-name="P4"/>
      <text:p text:style-name="P1">-------------------------------------------------------- [XXX]</text:p>
      <text:p text:style-name="P7">お疲れさまです。<text:span text:style-name="T15">書類の提出です。遅くなりました。</text:span>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3">1</text:p>
          </table:table-cell>
          <table:table-cell table:style-name="表34.A1" office:value-type="string">
            <text:p text:style-name="P23">作業日</text:p>
          </table:table-cell>
          <table:table-cell table:style-name="表34.C1" office:value-type="string">
            <text:p text:style-name="P25">11/14 土曜日</text:p>
          </table:table-cell>
        </table:table-row>
        <table:table-row>
          <table:table-cell table:style-name="表34.A2" office:value-type="string">
            <text:p text:style-name="P23">2</text:p>
          </table:table-cell>
          <table:table-cell table:style-name="表34.A2" office:value-type="string">
            <text:p text:style-name="P23">発注者</text:p>
          </table:table-cell>
          <table:table-cell table:style-name="表34.C2" office:value-type="string">
            <text:p text:style-name="P25">横浜エンジニアリング</text:p>
          </table:table-cell>
        </table:table-row>
        <table:table-row>
          <table:table-cell table:style-name="表34.A2" office:value-type="string">
            <text:p text:style-name="P23">3</text:p>
          </table:table-cell>
          <table:table-cell table:style-name="表34.A2" office:value-type="string">
            <text:p text:style-name="P23">工事件名</text:p>
          </table:table-cell>
          <table:table-cell table:style-name="表34.C2" office:value-type="string">
            <text:p text:style-name="P25">稲毛様三田３丁目計画</text:p>
          </table:table-cell>
        </table:table-row>
        <table:table-row>
          <table:table-cell table:style-name="表34.A2" office:value-type="string">
            <text:p text:style-name="P23">4</text:p>
          </table:table-cell>
          <table:table-cell table:style-name="表34.A2" office:value-type="string">
            <text:p text:style-name="P23">作業時間</text:p>
          </table:table-cell>
          <table:table-cell table:style-name="表3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4.A2" office:value-type="string">
            <text:p text:style-name="P23">5</text:p>
          </table:table-cell>
          <table:table-cell table:style-name="表34.A2" office:value-type="string">
            <text:p text:style-name="P23">備考</text:p>
          </table:table-cell>
          <table:table-cell table:style-name="表3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4">11/20（金）</text:p>
          </table:table-cell>
          <table:table-cell table:style-name="表35.B1" office:value-type="string">
            <text:p text:style-name="P24">11/21（土）</text:p>
          </table:table-cell>
        </table:table-row>
        <table:table-row>
          <table:table-cell table:style-name="表35.A2" office:value-type="string">
            <text:p text:style-name="P22">○</text:p>
          </table:table-cell>
          <table:table-cell table:style-name="表3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0">期間</text:p>
          </table:table-cell>
          <table:table-cell table:style-name="表37.B1" office:value-type="string">
            <text:p text:style-name="P21"><text:s text:c="2"/>2020.11.9(月) ~ 2020.11.15(日)</text:p>
          </table:table-cell>
        </table:table-row>
        <table:table-row>
          <table:table-cell table:style-name="表37.A2" office:value-type="string">
            <text:p text:style-name="P18">合計</text:p>
          </table:table-cell>
          <table:table-cell table:style-name="表37.B2" office:value-type="string">
            <text:p text:style-name="P19"><text:s/>￥858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1.9(月) ~ 2020.11.15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7"><text:span text:style-name="T15">どうも</text:span>お疲れさまです。<text:span text:style-name="T15">書類の提出です。</text:span>よろしくお願いします。</text:p>
      <text:p text:style-name="P34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3">1</text:p>
          </table:table-cell>
          <table:table-cell table:style-name="表40.A1" office:value-type="string">
            <text:p text:style-name="P23">作業日</text:p>
          </table:table-cell>
          <table:table-cell table:style-name="表40.C1" office:value-type="string">
            <text:p text:style-name="P25">11/21 土曜日</text:p>
          </table:table-cell>
        </table:table-row>
        <table:table-row>
          <table:table-cell table:style-name="表40.A2" office:value-type="string">
            <text:p text:style-name="P23">2</text:p>
          </table:table-cell>
          <table:table-cell table:style-name="表40.A2" office:value-type="string">
            <text:p text:style-name="P23">発注者</text:p>
          </table:table-cell>
          <table:table-cell table:style-name="表40.C2" office:value-type="string">
            <text:p text:style-name="P25">橘設備工業所</text:p>
          </table:table-cell>
        </table:table-row>
        <table:table-row>
          <table:table-cell table:style-name="表40.A2" office:value-type="string">
            <text:p text:style-name="P23">3</text:p>
          </table:table-cell>
          <table:table-cell table:style-name="表40.A2" office:value-type="string">
            <text:p text:style-name="P23">工事件名</text:p>
          </table:table-cell>
          <table:table-cell table:style-name="表40.C2" office:value-type="string">
            <text:p text:style-name="P25">ガーラ横浜大口Ⅱ</text:p>
          </table:table-cell>
        </table:table-row>
        <table:table-row>
          <table:table-cell table:style-name="表40.A2" office:value-type="string">
            <text:p text:style-name="P23">4</text:p>
          </table:table-cell>
          <table:table-cell table:style-name="表40.A2" office:value-type="string">
            <text:p text:style-name="P23">作業時間</text:p>
          </table:table-cell>
          <table:table-cell table:style-name="表4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0.A2" office:value-type="string">
            <text:p text:style-name="P23">5</text:p>
          </table:table-cell>
          <table:table-cell table:style-name="表40.A2" office:value-type="string">
            <text:p text:style-name="P23">備考</text:p>
          </table:table-cell>
          <table:table-cell table:style-name="表40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4">11/27（金）</text:p>
          </table:table-cell>
          <table:table-cell table:style-name="表41.B1" office:value-type="string">
            <text:p text:style-name="P24">11/28（土）</text:p>
          </table:table-cell>
        </table:table-row>
        <table:table-row>
          <table:table-cell table:style-name="表41.A2" office:value-type="string">
            <text:p text:style-name="P22">○</text:p>
          </table:table-cell>
          <table:table-cell table:style-name="表41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20">期間</text:p>
          </table:table-cell>
          <table:table-cell table:style-name="表42.B1" office:value-type="string">
            <text:p text:style-name="P21"><text:s text:c="2"/>2020.11.16(月) ~ 2020.11.22(日)</text:p>
          </table:table-cell>
        </table:table-row>
        <table:table-row>
          <table:table-cell table:style-name="表42.A2" office:value-type="string">
            <text:p text:style-name="P18">合計</text:p>
          </table:table-cell>
          <table:table-cell table:style-name="表42.B2" office:value-type="string">
            <text:p text:style-name="P19"><text:s/>￥1,01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1.16(月) ~ 2020.11.22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1128_153853]</text:p>
      <text:p text:style-name="P7"><text:span text:style-name="T15">どうも</text:span>お疲れさまです。<text:span text:style-name="T15">来週の希望日の提出です。</text:span></text:p>
      <text:p text:style-name="P9">石井さん異動。お世話になりかたじけなく。お元気でやってください。拝。（←「はい」と読むつもりでつけました。）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4">12/4（金）</text:p>
          </table:table-cell>
          <table:table-cell table:style-name="表44.B1" office:value-type="string">
            <text:p text:style-name="P24">12/5（土）</text:p>
          </table:table-cell>
        </table:table-row>
        <table:table-row>
          <table:table-cell table:style-name="表44.A2" office:value-type="string">
            <text:p text:style-name="P22">○</text:p>
          </table:table-cell>
          <table:table-cell table:style-name="表44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連絡：勤務希望日】 対象：2020.11.30(月) ~ 2020.12.6(日)</text:p>
      <text:p text:style-name="P11"><text:soft-page-break/>[//]</text:p>
      <text:p text:style-name="P4"/>
      <text:p text:style-name="P13"/>
      <text:p text:style-name="P4"/>
      <text:p text:style-name="P1">-------------------------------------------------------- [20201205_152725]</text:p>
      <text:p text:style-name="P7">お疲れさまです。遅くなりました。どうも。<text:span text:style-name="T15">書類の提出です。</text:span></text:p>
      <text:p text:style-name="P7"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office:value-type="string">
            <text:p text:style-name="P23">1</text:p>
          </table:table-cell>
          <table:table-cell table:style-name="表43.A1" office:value-type="string">
            <text:p text:style-name="P23">作業日</text:p>
          </table:table-cell>
          <table:table-cell table:style-name="表43.C1" office:value-type="string">
            <text:p text:style-name="P25">12/2 水曜日</text:p>
          </table:table-cell>
        </table:table-row>
        <table:table-row>
          <table:table-cell table:style-name="表43.A2" office:value-type="string">
            <text:p text:style-name="P23">2</text:p>
          </table:table-cell>
          <table:table-cell table:style-name="表43.A2" office:value-type="string">
            <text:p text:style-name="P23">発注者</text:p>
          </table:table-cell>
          <table:table-cell table:style-name="表43.C2" office:value-type="string">
            <text:p text:style-name="P25">経塚工業</text:p>
          </table:table-cell>
        </table:table-row>
        <table:table-row>
          <table:table-cell table:style-name="表43.A2" office:value-type="string">
            <text:p text:style-name="P23">3</text:p>
          </table:table-cell>
          <table:table-cell table:style-name="表43.A2" office:value-type="string">
            <text:p text:style-name="P23">工事件名</text:p>
          </table:table-cell>
          <table:table-cell table:style-name="表43.C2" office:value-type="string">
            <text:p text:style-name="P25">箕輪町計画Ⅰ敷地</text:p>
          </table:table-cell>
        </table:table-row>
        <table:table-row>
          <table:table-cell table:style-name="表43.A2" office:value-type="string">
            <text:p text:style-name="P23">4</text:p>
          </table:table-cell>
          <table:table-cell table:style-name="表43.A2" office:value-type="string">
            <text:p text:style-name="P23">作業時間</text:p>
          </table:table-cell>
          <table:table-cell table:style-name="表4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3.A2" office:value-type="string">
            <text:p text:style-name="P23">5</text:p>
          </table:table-cell>
          <table:table-cell table:style-name="表43.A2" office:value-type="string">
            <text:p text:style-name="P23">備考</text:p>
          </table:table-cell>
          <table:table-cell table:style-name="表4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4">12/11（金）</text:p>
          </table:table-cell>
          <table:table-cell table:style-name="表45.B1" office:value-type="string">
            <text:p text:style-name="P24">12/12（土）</text:p>
          </table:table-cell>
        </table:table-row>
        <table:table-row>
          <table:table-cell table:style-name="表45.A2" office:value-type="string">
            <text:p text:style-name="P22">○</text:p>
          </table:table-cell>
          <table:table-cell table:style-name="表45.B2" office:value-type="string">
            <text:p text:style-name="P22">○</text:p>
          </table:table-cell>
        </table:table-row>
      </table:table>
      <text:p text:style-name="P30">③ 交通費申請</text:p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20">期間</text:p>
          </table:table-cell>
          <table:table-cell table:style-name="表46.B1" office:value-type="string">
            <text:p text:style-name="P21"><text:s text:c="2"/>2020.11.30(月) ~ 2020.12.6(日)</text:p>
          </table:table-cell>
        </table:table-row>
        <table:table-row>
          <table:table-cell table:style-name="表46.A2" office:value-type="string">
            <text:p text:style-name="P18">合計</text:p>
          </table:table-cell>
          <table:table-cell table:style-name="表46.B2" office:value-type="string">
            <text:p text:style-name="P19"><text:s/>￥502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1.30(月) ~ 2020.12.6(日)</text:p>
      <text:p text:style-name="P11">[//]</text:p>
      <text:p text:style-name="P4"/>
      <text:p text:style-name="P13"/>
      <text:p text:style-name="P1">-------------------------------------------------------- [20201212_163350]</text:p>
      <text:p text:style-name="P7"><text:span text:style-name="T15">どうも</text:span>お疲れさまです。いくぶん寒くなりましたね。</text:p>
      <text:p text:style-name="P9">焼酎にニンニクを漬けこんで、飲んでます。健康ネタです。</text:p>
      <text:p text:style-name="P7"><text:span text:style-name="T15">書類の提出です。</text:span>よろしく<text:span text:style-name="T15">願いま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7" table:style-name="表47">
        <table:table-column table:style-name="表47.A"/>
        <table:table-column table:style-name="表47.B"/>
        <table:table-column table:style-name="表47.C"/>
        <text:soft-page-break/>
        <table:table-row>
          <table:table-cell table:style-name="表47.A1" office:value-type="string">
            <text:p text:style-name="P23">1</text:p>
          </table:table-cell>
          <table:table-cell table:style-name="表47.A1" office:value-type="string">
            <text:p text:style-name="P23">作業日</text:p>
          </table:table-cell>
          <table:table-cell table:style-name="表47.C1" office:value-type="string">
            <text:p text:style-name="P25">12/11 金曜日</text:p>
          </table:table-cell>
        </table:table-row>
        <table:table-row>
          <table:table-cell table:style-name="表47.A2" office:value-type="string">
            <text:p text:style-name="P23">2</text:p>
          </table:table-cell>
          <table:table-cell table:style-name="表47.A2" office:value-type="string">
            <text:p text:style-name="P23">発注者</text:p>
          </table:table-cell>
          <table:table-cell table:style-name="表47.C2" office:value-type="string">
            <text:p text:style-name="P25">㈱日建</text:p>
          </table:table-cell>
        </table:table-row>
        <table:table-row>
          <table:table-cell table:style-name="表47.A2" office:value-type="string">
            <text:p text:style-name="P23">3</text:p>
          </table:table-cell>
          <table:table-cell table:style-name="表47.A2" office:value-type="string">
            <text:p text:style-name="P23">工事件名</text:p>
          </table:table-cell>
          <table:table-cell table:style-name="表47.C2" office:value-type="string">
            <text:p text:style-name="P25">西神奈川１丁目計画</text:p>
          </table:table-cell>
        </table:table-row>
        <table:table-row>
          <table:table-cell table:style-name="表47.A2" office:value-type="string">
            <text:p text:style-name="P23">4</text:p>
          </table:table-cell>
          <table:table-cell table:style-name="表47.A2" office:value-type="string">
            <text:p text:style-name="P23">作業時間</text:p>
          </table:table-cell>
          <table:table-cell table:style-name="表4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7.A2" office:value-type="string">
            <text:p text:style-name="P23">5</text:p>
          </table:table-cell>
          <table:table-cell table:style-name="表47.A2" office:value-type="string">
            <text:p text:style-name="P23">備考</text:p>
          </table:table-cell>
          <table:table-cell table:style-name="表47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4">12/18（金）</text:p>
          </table:table-cell>
          <table:table-cell table:style-name="表48.B1" office:value-type="string">
            <text:p text:style-name="P24">12/19（土）</text:p>
          </table:table-cell>
        </table:table-row>
        <table:table-row>
          <table:table-cell table:style-name="表48.A2" office:value-type="string">
            <text:p text:style-name="P22">○</text:p>
          </table:table-cell>
          <table:table-cell table:style-name="表48.B2" office:value-type="string">
            <text:p text:style-name="P22">○</text:p>
          </table:table-cell>
        </table:table-row>
      </table:table>
      <text:p text:style-name="P30">③ 交通費申請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0">期間</text:p>
          </table:table-cell>
          <table:table-cell table:style-name="表49.B1" office:value-type="string">
            <text:p text:style-name="P21"><text:s text:c="2"/>2020.12.7(月) ~ 2020.12.13(日)</text:p>
          </table:table-cell>
        </table:table-row>
        <table:table-row>
          <table:table-cell table:style-name="表49.A2" office:value-type="string">
            <text:p text:style-name="P18">合計</text:p>
          </table:table-cell>
          <table:table-cell table:style-name="表49.B2" office:value-type="string">
            <text:p text:style-name="P19"><text:s/>￥1,01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2.7(月) ~ 2020.12.13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寒うございます。</text:p>
      <text:p text:style-name="P7"><text:span text:style-name="T15">書類提出です。宜しく</text:span>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0" table:style-name="表50">
        <table:table-column table:style-name="表50.A"/>
        <table:table-column table:style-name="表50.B"/>
        <table:table-column table:style-name="表50.C"/>
        <table:table-row>
          <table:table-cell table:style-name="表50.A1" office:value-type="string">
            <text:p text:style-name="P23">1</text:p>
          </table:table-cell>
          <table:table-cell table:style-name="表50.A1" office:value-type="string">
            <text:p text:style-name="P23">作業日</text:p>
          </table:table-cell>
          <table:table-cell table:style-name="表50.C1" office:value-type="string">
            <text:p text:style-name="P25">12/18 金曜日</text:p>
          </table:table-cell>
        </table:table-row>
        <table:table-row>
          <table:table-cell table:style-name="表50.A2" office:value-type="string">
            <text:p text:style-name="P23">2</text:p>
          </table:table-cell>
          <table:table-cell table:style-name="表50.A2" office:value-type="string">
            <text:p text:style-name="P23">発注者</text:p>
          </table:table-cell>
          <table:table-cell table:style-name="表50.C2" office:value-type="string">
            <text:p text:style-name="P25">サイタ工業</text:p>
          </table:table-cell>
        </table:table-row>
        <table:table-row>
          <table:table-cell table:style-name="表50.A2" office:value-type="string">
            <text:p text:style-name="P23">3</text:p>
          </table:table-cell>
          <table:table-cell table:style-name="表50.A2" office:value-type="string">
            <text:p text:style-name="P23">工事件名</text:p>
          </table:table-cell>
          <table:table-cell table:style-name="表50.C2" office:value-type="string">
            <text:p text:style-name="P25">金沢区富岡東PJ</text:p>
          </table:table-cell>
        </table:table-row>
        <table:table-row>
          <table:table-cell table:style-name="表50.A2" office:value-type="string">
            <text:p text:style-name="P23">4</text:p>
          </table:table-cell>
          <table:table-cell table:style-name="表50.A2" office:value-type="string">
            <text:p text:style-name="P23">作業時間</text:p>
          </table:table-cell>
          <table:table-cell table:style-name="表5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50.A2" office:value-type="string">
            <text:p text:style-name="P23">5</text:p>
          </table:table-cell>
          <table:table-cell table:style-name="表50.A2" office:value-type="string">
            <text:p text:style-name="P23">備考</text:p>
          </table:table-cell>
          <table:table-cell table:style-name="表50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4">12/25（金）</text:p>
          </table:table-cell>
          <table:table-cell table:style-name="表51.B1" office:value-type="string">
            <text:p text:style-name="P24">12/26（土）</text:p>
          </table:table-cell>
        </table:table-row>
        <table:table-row>
          <table:table-cell table:style-name="表51.A2" office:value-type="string">
            <text:p text:style-name="P22">○</text:p>
          </table:table-cell>
          <table:table-cell table:style-name="表51.B2" office:value-type="string">
            <text:p text:style-name="P22">○</text:p>
          </table:table-cell>
        </table:table-row>
      </table:table>
      <text:p text:style-name="P30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0">期間</text:p>
          </table:table-cell>
          <table:table-cell table:style-name="表52.B1" office:value-type="string">
            <text:p text:style-name="P21"><text:s text:c="2"/>2020.12.14(月) ~ 2020.12.20(日)</text:p>
          </table:table-cell>
        </table:table-row>
        <table:table-row>
          <table:table-cell table:style-name="表52.A2" office:value-type="string">
            <text:p text:style-name="P18">合計</text:p>
          </table:table-cell>
          <table:table-cell table:style-name="表52.B2" office:value-type="string">
            <text:p text:style-name="P19"><text:s/>￥1,904 円</text:p>
          </table:table-cell>
        </table:table-row>
      </table:table>
      <text:p text:style-name="P38"><text:soft-page-break/></text:p>
      <text:p text:style-name="P11">---------------------</text:p>
      <text:p text:style-name="P12">【作業員　岩淵謙 / 日報連絡、他】 2020.12.14(月) ~ 2020.12.20(日)</text:p>
      <text:p text:style-name="P11">[//]</text:p>
      <text:p text:style-name="P4"/>
      <text:p text:style-name="P13"/>
      <text:p text:style-name="P1">-------------------------------------------------------- [20201226_152513]</text:p>
      <text:p text:style-name="P7"><text:span text:style-name="T15">どうも</text:span>お疲れさまです。<text:span text:style-name="T15">書類の提出です。</text:span></text:p>
      <text:p text:style-name="P9">自分は、このあとは、部屋に閉じこもろうと思います。</text:p>
      <text:p text:style-name="P9">引きこもりがいいなあと、つくづく思いました（笑）。</text:p>
      <text:p text:style-name="P9">新年も安全でやります。またお付き合いください。ではでは。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3">1</text:p>
          </table:table-cell>
          <table:table-cell table:style-name="表53.A1" office:value-type="string">
            <text:p text:style-name="P23">作業日</text:p>
          </table:table-cell>
          <table:table-cell table:style-name="表53.C1" office:value-type="string">
            <text:p text:style-name="P25">12/25 金曜日</text:p>
          </table:table-cell>
        </table:table-row>
        <table:table-row>
          <table:table-cell table:style-name="表53.A2" office:value-type="string">
            <text:p text:style-name="P23">2</text:p>
          </table:table-cell>
          <table:table-cell table:style-name="表53.A2" office:value-type="string">
            <text:p text:style-name="P23">発注者</text:p>
          </table:table-cell>
          <table:table-cell table:style-name="表53.C2" office:value-type="string">
            <text:p text:style-name="P25">橘設備工業所</text:p>
          </table:table-cell>
        </table:table-row>
        <table:table-row>
          <table:table-cell table:style-name="表53.A2" office:value-type="string">
            <text:p text:style-name="P23">3</text:p>
          </table:table-cell>
          <table:table-cell table:style-name="表53.A2" office:value-type="string">
            <text:p text:style-name="P23">工事件名</text:p>
          </table:table-cell>
          <table:table-cell table:style-name="表53.C2" office:value-type="string">
            <text:p text:style-name="P25">ガーラ横浜大口Ⅱ</text:p>
          </table:table-cell>
        </table:table-row>
        <table:table-row>
          <table:table-cell table:style-name="表53.A2" office:value-type="string">
            <text:p text:style-name="P23">4</text:p>
          </table:table-cell>
          <table:table-cell table:style-name="表53.A2" office:value-type="string">
            <text:p text:style-name="P23">作業時間</text:p>
          </table:table-cell>
          <table:table-cell table:style-name="表5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53.A2" office:value-type="string">
            <text:p text:style-name="P23">5</text:p>
          </table:table-cell>
          <table:table-cell table:style-name="表53.A2" office:value-type="string">
            <text:p text:style-name="P23">備考</text:p>
          </table:table-cell>
          <table:table-cell table:style-name="表5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4"><text:span text:style-name="T15">新年</text:span>1/8（金）</text:p>
          </table:table-cell>
          <table:table-cell table:style-name="表54.B1" office:value-type="string">
            <text:p text:style-name="P24">1/9（土）</text:p>
          </table:table-cell>
        </table:table-row>
        <table:table-row>
          <table:table-cell table:style-name="表54.A2" office:value-type="string">
            <text:p text:style-name="P22">○</text:p>
          </table:table-cell>
          <table:table-cell table:style-name="表54.B2" office:value-type="string">
            <text:p text:style-name="P22">○</text:p>
          </table:table-cell>
        </table:table-row>
      </table:table>
      <text:p text:style-name="P30">③ 交通費申請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0">期間</text:p>
          </table:table-cell>
          <table:table-cell table:style-name="表55.B1" office:value-type="string">
            <text:p text:style-name="P21"><text:s text:c="2"/>2020.12.21(月) ~ 2020.12.27(日)</text:p>
          </table:table-cell>
        </table:table-row>
        <table:table-row>
          <table:table-cell table:style-name="表55.A2" office:value-type="string">
            <text:p text:style-name="P18">合計</text:p>
          </table:table-cell>
          <table:table-cell table:style-name="表55.B2" office:value-type="string">
            <text:p text:style-name="P19"><text:s/>￥1,01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0.12.21(月) ~ 2020.12.27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9">新年の挨拶です。中村さん、新田さん、鈴木さん（順不同、と言うわけでもなく）、お元気<text:soft-page-break/>ですか。</text:p>
      <text:p text:style-name="P9">旧年はよくしていただいて、ありがとうございました。</text:p>
      <text:p text:style-name="P9">本年もまたお付き合い願いたく。</text:p>
      <text:p text:style-name="P9">来週の希望日をご連絡します。よろしくご配慮たまわりたく。</text:p>
      <text:p text:style-name="P9">何か福のある年にしたいものです。ご機嫌よう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4">1/15（金）</text:p>
          </table:table-cell>
          <table:table-cell table:style-name="表57.B1" office:value-type="string">
            <text:p text:style-name="P24">1/16（土）</text:p>
          </table:table-cell>
        </table:table-row>
        <table:table-row>
          <table:table-cell table:style-name="表57.A2" office:value-type="string">
            <text:p text:style-name="P22">○</text:p>
          </table:table-cell>
          <table:table-cell table:style-name="表57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作業希望日】 2021.1.11(月) ~ 2021.1.17(日)</text:p>
      <text:p text:style-name="P11">[//]</text:p>
      <text:p text:style-name="P4"/>
      <text:p text:style-name="P13"/>
      <text:p text:style-name="P4"/>
      <text:p text:style-name="P1">-------------------------------------------------------- [20210115_122618]</text:p>
      <text:p text:style-name="P7"><text:span text:style-name="T15">どうも</text:span>お疲れさまです。日報その他を<text:span text:style-name="T15">提出します。</text:span></text:p>
      <text:p text:style-name="P7">よろしくお願いします。</text:p>
      <text:p text:style-name="P7">岩淵</text:p>
      <text:p text:style-name="P15"><text:span text:style-name="T5">----------- </text:span><text:span text:style-name="T3">提出 </text:span><text:span text:style-name="T5">--</text:span><text:span text:style-name="T5">-------------------</text:span></text:p>
      <text:p text:style-name="P8">①<text:span text:style-name="T15">日報（２件）</text:span></text:p>
      <table:table table:name="表56" table:style-name="表56">
        <table:table-column table:style-name="表56.A"/>
        <table:table-column table:style-name="表56.B"/>
        <table:table-column table:style-name="表56.C"/>
        <table:table-row>
          <table:table-cell table:style-name="表56.A1" office:value-type="string">
            <text:p text:style-name="P23">1</text:p>
          </table:table-cell>
          <table:table-cell table:style-name="表56.A1" office:value-type="string">
            <text:p text:style-name="P23">作業日</text:p>
          </table:table-cell>
          <table:table-cell table:style-name="表56.C1" office:value-type="string">
            <text:p text:style-name="P25">1/12 火曜日、13 水曜日</text:p>
          </table:table-cell>
        </table:table-row>
        <table:table-row>
          <table:table-cell table:style-name="表56.A2" office:value-type="string">
            <text:p text:style-name="P23">2</text:p>
          </table:table-cell>
          <table:table-cell table:style-name="表56.A2" office:value-type="string">
            <text:p text:style-name="P23">発注者</text:p>
          </table:table-cell>
          <table:table-cell table:style-name="表56.C2" office:value-type="string">
            <text:p text:style-name="P25">ホクシン設備</text:p>
          </table:table-cell>
        </table:table-row>
        <table:table-row>
          <table:table-cell table:style-name="表56.A2" office:value-type="string">
            <text:p text:style-name="P23">3</text:p>
          </table:table-cell>
          <table:table-cell table:style-name="表56.A2" office:value-type="string">
            <text:p text:style-name="P23">工事件名</text:p>
          </table:table-cell>
          <table:table-cell table:style-name="表56.C2" office:value-type="string">
            <text:p text:style-name="P25">新宿区四谷坂町計画</text:p>
          </table:table-cell>
        </table:table-row>
        <table:table-row>
          <table:table-cell table:style-name="表56.A2" office:value-type="string">
            <text:p text:style-name="P23">4</text:p>
          </table:table-cell>
          <table:table-cell table:style-name="表56.A2" office:value-type="string">
            <text:p text:style-name="P23">作業時間</text:p>
          </table:table-cell>
          <table:table-cell table:style-name="表56.C2" office:value-type="string">
            <text:p text:style-name="P25">両日とも、８：００－１７：００</text:p>
            <text:p text:style-name="P25">（定時）</text:p>
          </table:table-cell>
        </table:table-row>
        <table:table-row>
          <table:table-cell table:style-name="表56.A2" office:value-type="string">
            <text:p text:style-name="P23">5</text:p>
          </table:table-cell>
          <table:table-cell table:style-name="表56.A2" office:value-type="string">
            <text:p text:style-name="P23">備考</text:p>
          </table:table-cell>
          <table:table-cell table:style-name="表5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4">1/22（金）</text:p>
          </table:table-cell>
          <table:table-cell table:style-name="表58.B1" office:value-type="string">
            <text:p text:style-name="P24">1/23（土）</text:p>
          </table:table-cell>
        </table:table-row>
        <table:table-row>
          <table:table-cell table:style-name="表58.A2" office:value-type="string">
            <text:p text:style-name="P22">○</text:p>
          </table:table-cell>
          <table:table-cell table:style-name="表58.B2" office:value-type="string">
            <text:p text:style-name="P22">○</text:p>
          </table:table-cell>
        </table:table-row>
      </table:table>
      <text:p text:style-name="P30">③ 交通費申請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20">期間</text:p>
          </table:table-cell>
          <table:table-cell table:style-name="表59.B1" office:value-type="string">
            <text:p text:style-name="P21"><text:s text:c="2"/>2021.1.11(月) ~ 2021.1.17(日)</text:p>
          </table:table-cell>
        </table:table-row>
        <table:table-row>
          <table:table-cell table:style-name="表59.A2" office:value-type="string">
            <text:p text:style-name="P18">合計</text:p>
          </table:table-cell>
          <table:table-cell table:style-name="表59.B2" office:value-type="string">
            <text:p text:style-name="P19"><text:s/>￥1,98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1.11(月) ~ 2021.1.17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7">お疲れさまです。<text:span text:style-name="T15">どうも遅くなりました。書類の提出です。</text:span></text:p>
      <text:p text:style-name="P7"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0" table:style-name="表60">
        <table:table-column table:style-name="表60.A"/>
        <table:table-column table:style-name="表60.B"/>
        <table:table-column table:style-name="表60.C"/>
        <table:table-row>
          <table:table-cell table:style-name="表60.A1" office:value-type="string">
            <text:p text:style-name="P23">1</text:p>
          </table:table-cell>
          <table:table-cell table:style-name="表60.A1" office:value-type="string">
            <text:p text:style-name="P23">作業日</text:p>
          </table:table-cell>
          <table:table-cell table:style-name="表60.C1" office:value-type="string">
            <text:p text:style-name="P25">1/23 土曜日</text:p>
          </table:table-cell>
        </table:table-row>
        <table:table-row>
          <table:table-cell table:style-name="表60.A2" office:value-type="string">
            <text:p text:style-name="P23">2</text:p>
          </table:table-cell>
          <table:table-cell table:style-name="表60.A2" office:value-type="string">
            <text:p text:style-name="P23">発注者</text:p>
          </table:table-cell>
          <table:table-cell table:style-name="表60.C2" office:value-type="string">
            <text:p text:style-name="P25">ホクシン設備</text:p>
          </table:table-cell>
        </table:table-row>
        <table:table-row>
          <table:table-cell table:style-name="表60.A2" office:value-type="string">
            <text:p text:style-name="P23">3</text:p>
          </table:table-cell>
          <table:table-cell table:style-name="表60.A2" office:value-type="string">
            <text:p text:style-name="P23">工事件名</text:p>
          </table:table-cell>
          <table:table-cell table:style-name="表60.C2" office:value-type="string">
            <text:p text:style-name="P25">江東橋４丁目計画</text:p>
          </table:table-cell>
        </table:table-row>
        <table:table-row>
          <table:table-cell table:style-name="表60.A2" office:value-type="string">
            <text:p text:style-name="P23">4</text:p>
          </table:table-cell>
          <table:table-cell table:style-name="表60.A2" office:value-type="string">
            <text:p text:style-name="P23">作業時間</text:p>
          </table:table-cell>
          <table:table-cell table:style-name="表6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0.A2" office:value-type="string">
            <text:p text:style-name="P23">5</text:p>
          </table:table-cell>
          <table:table-cell table:style-name="表60.A2" office:value-type="string">
            <text:p text:style-name="P23">備考</text:p>
          </table:table-cell>
          <table:table-cell table:style-name="表60.C2" office:value-type="string">
            <text:p text:style-name="P25">合計、２名（酒井さん）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4">2/5（金）</text:p>
          </table:table-cell>
          <table:table-cell table:style-name="表61.B1" office:value-type="string">
            <text:p text:style-name="P24">2/6（土）</text:p>
          </table:table-cell>
        </table:table-row>
        <table:table-row>
          <table:table-cell table:style-name="表61.A2" office:value-type="string">
            <text:p text:style-name="P22">○</text:p>
          </table:table-cell>
          <table:table-cell table:style-name="表61.B2" office:value-type="string">
            <text:p text:style-name="P22">○</text:p>
          </table:table-cell>
        </table:table-row>
      </table:table>
      <text:p text:style-name="P30">③ 交通費申請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0">期間</text:p>
          </table:table-cell>
          <table:table-cell table:style-name="表62.B1" office:value-type="string">
            <text:p text:style-name="P21"><text:s text:c="2"/>2021.1.18(月) ~ 2021.1.24(日)</text:p>
          </table:table-cell>
        </table:table-row>
        <table:table-row>
          <table:table-cell table:style-name="表62.A2" office:value-type="string">
            <text:p text:style-name="P18">合計</text:p>
          </table:table-cell>
          <table:table-cell table:style-name="表62.B2" office:value-type="string">
            <text:p text:style-name="P19"><text:s/>￥924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1.18(月) ~ 2021.1.24(日)</text:p>
      <text:p text:style-name="P11">[//]</text:p>
      <text:p text:style-name="P4"/>
      <text:p text:style-name="P13"/>
      <text:p text:style-name="P4"/>
      <text:p text:style-name="P4"/>
      <text:p text:style-name="P1">-------------------------------------------------------- [XXX]</text:p>
      <text:p text:style-name="P7">お疲れさまです。<text:span text:style-name="T15">書類提出します。</text:span>よろしく願い<text:span text:style-name="T15">や</text:span>す。</text:p>
      <text:p text:style-name="P7"><text:soft-page-break/>岩淵</text:p>
      <text:p text:style-name="P15"><text:span text:style-name="T5">----------- </text:span><text:span text:style-name="T3">提出（</text:span><text:span text:style-name="T10"> </text:span><text:span text:style-name="T11">２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3" table:style-name="表63">
        <table:table-column table:style-name="表63.A"/>
        <table:table-column table:style-name="表63.B"/>
        <table:table-column table:style-name="表63.C"/>
        <table:table-row>
          <table:table-cell table:style-name="表63.A1" office:value-type="string">
            <text:p text:style-name="P23">1</text:p>
          </table:table-cell>
          <table:table-cell table:style-name="表63.A1" office:value-type="string">
            <text:p text:style-name="P23">作業日</text:p>
          </table:table-cell>
          <table:table-cell table:style-name="表63.C1" office:value-type="string">
            <text:p text:style-name="P25">1/29 金曜日</text:p>
          </table:table-cell>
        </table:table-row>
        <table:table-row>
          <table:table-cell table:style-name="表63.A2" office:value-type="string">
            <text:p text:style-name="P23">2</text:p>
          </table:table-cell>
          <table:table-cell table:style-name="表63.A2" office:value-type="string">
            <text:p text:style-name="P23">発注者</text:p>
          </table:table-cell>
          <table:table-cell table:style-name="表63.C2" office:value-type="string">
            <text:p text:style-name="P25">ホクシン設備</text:p>
          </table:table-cell>
        </table:table-row>
        <table:table-row>
          <table:table-cell table:style-name="表63.A2" office:value-type="string">
            <text:p text:style-name="P23">3</text:p>
          </table:table-cell>
          <table:table-cell table:style-name="表63.A2" office:value-type="string">
            <text:p text:style-name="P23">工事件名</text:p>
          </table:table-cell>
          <table:table-cell table:style-name="表63.C2" office:value-type="string">
            <text:p text:style-name="P25">武蔵新田Ⅱプロジェクト</text:p>
          </table:table-cell>
        </table:table-row>
        <table:table-row>
          <table:table-cell table:style-name="表63.A2" office:value-type="string">
            <text:p text:style-name="P23">4</text:p>
          </table:table-cell>
          <table:table-cell table:style-name="表63.A2" office:value-type="string">
            <text:p text:style-name="P23">作業時間</text:p>
          </table:table-cell>
          <table:table-cell table:style-name="表6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3.A2" office:value-type="string">
            <text:p text:style-name="P23">5</text:p>
          </table:table-cell>
          <table:table-cell table:style-name="表63.A2" office:value-type="string">
            <text:p text:style-name="P23">備考</text:p>
          </table:table-cell>
          <table:table-cell table:style-name="表6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　=&gt;　５日か６日、です。</text:span></text:p>
      <text:p text:style-name="P30">③ 交通費申請</text:p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20">期間</text:p>
          </table:table-cell>
          <table:table-cell table:style-name="表65.B1" office:value-type="string">
            <text:p text:style-name="P21"><text:s text:c="2"/>2021.1.25(月) ~ 2021.1.31(日)</text:p>
          </table:table-cell>
        </table:table-row>
        <table:table-row>
          <table:table-cell table:style-name="表65.A2" office:value-type="string">
            <text:p text:style-name="P18">合計</text:p>
          </table:table-cell>
          <table:table-cell table:style-name="表65.B2" office:value-type="string">
            <text:p text:style-name="P19"><text:s/>￥440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1.25(月) ~ 2021.1.31(日)</text:p>
      <text:p text:style-name="P11">[//]</text:p>
      <text:p text:style-name="P4"/>
      <text:p text:style-name="P13"/>
      <text:p text:style-name="P4"/>
      <text:p text:style-name="P1">-------------------------------------------------------- [20210207_144731]</text:p>
      <text:p text:style-name="P7">お疲れさまです。<text:span text:style-name="T15">書類の提出です。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4" table:style-name="表64">
        <table:table-column table:style-name="表64.A"/>
        <table:table-column table:style-name="表64.B"/>
        <table:table-column table:style-name="表64.C"/>
        <table:table-row>
          <table:table-cell table:style-name="表64.A1" office:value-type="string">
            <text:p text:style-name="P23">1</text:p>
          </table:table-cell>
          <table:table-cell table:style-name="表64.A1" office:value-type="string">
            <text:p text:style-name="P23">作業日</text:p>
          </table:table-cell>
          <table:table-cell table:style-name="表64.C1" office:value-type="string">
            <text:p text:style-name="P25">2/6 土曜日</text:p>
          </table:table-cell>
        </table:table-row>
        <table:table-row>
          <table:table-cell table:style-name="表64.A2" office:value-type="string">
            <text:p text:style-name="P23">2</text:p>
          </table:table-cell>
          <table:table-cell table:style-name="表64.A2" office:value-type="string">
            <text:p text:style-name="P23">発注者</text:p>
          </table:table-cell>
          <table:table-cell table:style-name="表64.C2" office:value-type="string">
            <text:p text:style-name="P25">川本工業</text:p>
          </table:table-cell>
        </table:table-row>
        <table:table-row>
          <table:table-cell table:style-name="表64.A2" office:value-type="string">
            <text:p text:style-name="P23">3</text:p>
          </table:table-cell>
          <table:table-cell table:style-name="表64.A2" office:value-type="string">
            <text:p text:style-name="P23">工事件名</text:p>
          </table:table-cell>
          <table:table-cell table:style-name="表64.C2" office:value-type="string">
            <text:p text:style-name="P25">国際埠頭㈱第２貯炭場</text:p>
          </table:table-cell>
        </table:table-row>
        <table:table-row>
          <table:table-cell table:style-name="表64.A2" office:value-type="string">
            <text:p text:style-name="P23">4</text:p>
          </table:table-cell>
          <table:table-cell table:style-name="表64.A2" office:value-type="string">
            <text:p text:style-name="P23">作業時間</text:p>
          </table:table-cell>
          <table:table-cell table:style-name="表64.C2" office:value-type="string">
            <text:p text:style-name="P25">７：３０－１７：００</text:p>
            <text:p text:style-name="P25">（早出３０分）</text:p>
          </table:table-cell>
        </table:table-row>
        <table:table-row>
          <table:table-cell table:style-name="表64.A2" office:value-type="string">
            <text:p text:style-name="P23">5</text:p>
          </table:table-cell>
          <table:table-cell table:style-name="表64.A2" office:value-type="string">
            <text:p text:style-name="P23">備考</text:p>
          </table:table-cell>
          <table:table-cell table:style-name="表6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4">2/12（金）</text:p>
          </table:table-cell>
          <table:table-cell table:style-name="表66.B1" office:value-type="string">
            <text:p text:style-name="P24">2/13（土）</text:p>
          </table:table-cell>
        </table:table-row>
        <table:table-row>
          <table:table-cell table:style-name="表66.A2" office:value-type="string">
            <text:p text:style-name="P22">○</text:p>
          </table:table-cell>
          <table:table-cell table:style-name="表66.B2" office:value-type="string">
            <text:p text:style-name="P22">○</text:p>
          </table:table-cell>
        </table:table-row>
      </table:table>
      <text:p text:style-name="P30">③ 交通費申請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0">期間</text:p>
          </table:table-cell>
          <table:table-cell table:style-name="表67.B1" office:value-type="string">
            <text:p text:style-name="P21"><text:s text:c="2"/>2021.2.1(月) ~ 2021.2.7(日)</text:p>
          </table:table-cell>
        </table:table-row>
        <text:soft-page-break/>
        <table:table-row>
          <table:table-cell table:style-name="表67.A2" office:value-type="string">
            <text:p text:style-name="P18">合計</text:p>
          </table:table-cell>
          <table:table-cell table:style-name="表67.B2" office:value-type="string">
            <text:p text:style-name="P19"><text:s/>￥1,480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2.1(月) ~ 2021.2.7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9">すみません。先週分、遅くなりました。</text:p>
      <text:p text:style-name="P7">よろしく願います。<text:span text:style-name="T15">要件のみ、失礼。</text:span>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8" table:style-name="表68">
        <table:table-column table:style-name="表68.A"/>
        <table:table-column table:style-name="表68.B"/>
        <table:table-column table:style-name="表68.C"/>
        <table:table-row>
          <table:table-cell table:style-name="表68.A1" office:value-type="string">
            <text:p text:style-name="P23">1</text:p>
          </table:table-cell>
          <table:table-cell table:style-name="表68.A1" office:value-type="string">
            <text:p text:style-name="P23">作業日</text:p>
          </table:table-cell>
          <table:table-cell table:style-name="表68.C1" office:value-type="string">
            <text:p text:style-name="P25">2/13 土曜日</text:p>
          </table:table-cell>
        </table:table-row>
        <table:table-row>
          <table:table-cell table:style-name="表68.A2" office:value-type="string">
            <text:p text:style-name="P23">2</text:p>
          </table:table-cell>
          <table:table-cell table:style-name="表68.A2" office:value-type="string">
            <text:p text:style-name="P23">発注者</text:p>
          </table:table-cell>
          <table:table-cell table:style-name="表68.C2" office:value-type="string">
            <text:p text:style-name="P25">ホクシン設備</text:p>
          </table:table-cell>
        </table:table-row>
        <table:table-row>
          <table:table-cell table:style-name="表68.A2" office:value-type="string">
            <text:p text:style-name="P23">3</text:p>
          </table:table-cell>
          <table:table-cell table:style-name="表68.A2" office:value-type="string">
            <text:p text:style-name="P23">工事件名</text:p>
          </table:table-cell>
          <table:table-cell table:style-name="表68.C2" office:value-type="string">
            <text:p text:style-name="P25">新宿区四谷坂町計画</text:p>
          </table:table-cell>
        </table:table-row>
        <table:table-row>
          <table:table-cell table:style-name="表68.A2" office:value-type="string">
            <text:p text:style-name="P23">4</text:p>
          </table:table-cell>
          <table:table-cell table:style-name="表68.A2" office:value-type="string">
            <text:p text:style-name="P23">作業時間</text:p>
          </table:table-cell>
          <table:table-cell table:style-name="表6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8.A2" office:value-type="string">
            <text:p text:style-name="P23">5</text:p>
          </table:table-cell>
          <table:table-cell table:style-name="表68.A2" office:value-type="string">
            <text:p text:style-name="P23">備考</text:p>
          </table:table-cell>
          <table:table-cell table:style-name="表68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4">2/19（金）</text:p>
          </table:table-cell>
          <table:table-cell table:style-name="表69.B1" office:value-type="string">
            <text:p text:style-name="P24">2/20（土）</text:p>
          </table:table-cell>
        </table:table-row>
        <table:table-row>
          <table:table-cell table:style-name="表69.A2" office:value-type="string">
            <text:p text:style-name="P22">○</text:p>
          </table:table-cell>
          <table:table-cell table:style-name="表69.B2" office:value-type="string">
            <text:p text:style-name="P22">○</text:p>
          </table:table-cell>
        </table:table-row>
      </table:table>
      <text:p text:style-name="P30">③ 交通費申請</text:p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20">期間</text:p>
          </table:table-cell>
          <table:table-cell table:style-name="表71.B1" office:value-type="string">
            <text:p text:style-name="P21"><text:s text:c="2"/>2021.2.8(月) ~ 2021.2.14(日)</text:p>
          </table:table-cell>
        </table:table-row>
        <table:table-row>
          <table:table-cell table:style-name="表71.A2" office:value-type="string">
            <text:p text:style-name="P18">合計</text:p>
          </table:table-cell>
          <table:table-cell table:style-name="表71.B2" office:value-type="string">
            <text:p text:style-name="P19"><text:s/>￥992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2.8(月) ~ 2021.2.1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遅れました。<text:span text:style-name="T15">書類提出です。</text:span></text:p>
      <text:p text:style-name="P7">よろしく願います。</text:p>
      <text:p text:style-name="P7">岩淵</text:p>
      <text:p text:style-name="P15"><text:soft-page-break/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2" table:style-name="表72">
        <table:table-column table:style-name="表72.A"/>
        <table:table-column table:style-name="表72.B"/>
        <table:table-column table:style-name="表72.C"/>
        <table:table-row>
          <table:table-cell table:style-name="表72.A1" office:value-type="string">
            <text:p text:style-name="P23">1</text:p>
          </table:table-cell>
          <table:table-cell table:style-name="表72.A1" office:value-type="string">
            <text:p text:style-name="P23">作業日</text:p>
          </table:table-cell>
          <table:table-cell table:style-name="表72.C1" office:value-type="string">
            <text:p text:style-name="P25">2/20 土曜日</text:p>
          </table:table-cell>
        </table:table-row>
        <table:table-row>
          <table:table-cell table:style-name="表72.A2" office:value-type="string">
            <text:p text:style-name="P23">2</text:p>
          </table:table-cell>
          <table:table-cell table:style-name="表72.A2" office:value-type="string">
            <text:p text:style-name="P23">発注者</text:p>
          </table:table-cell>
          <table:table-cell table:style-name="表72.C2" office:value-type="string">
            <text:p text:style-name="P25">東京ガスエネワーク</text:p>
          </table:table-cell>
        </table:table-row>
        <table:table-row>
          <table:table-cell table:style-name="表72.A2" office:value-type="string">
            <text:p text:style-name="P23">3</text:p>
          </table:table-cell>
          <table:table-cell table:style-name="表72.A2" office:value-type="string">
            <text:p text:style-name="P23">工事件名</text:p>
          </table:table-cell>
          <table:table-cell table:style-name="表72.C2" office:value-type="string">
            <text:p text:style-name="P25">豊岡町マンション新築工事</text:p>
          </table:table-cell>
        </table:table-row>
        <table:table-row>
          <table:table-cell table:style-name="表72.A2" office:value-type="string">
            <text:p text:style-name="P23">4</text:p>
          </table:table-cell>
          <table:table-cell table:style-name="表72.A2" office:value-type="string">
            <text:p text:style-name="P23">作業時間</text:p>
          </table:table-cell>
          <table:table-cell table:style-name="表72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72.A2" office:value-type="string">
            <text:p text:style-name="P23">5</text:p>
          </table:table-cell>
          <table:table-cell table:style-name="表72.A2" office:value-type="string">
            <text:p text:style-name="P23">備考</text:p>
          </table:table-cell>
          <table:table-cell table:style-name="表72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4">2/26（金）</text:p>
          </table:table-cell>
          <table:table-cell table:style-name="表73.B1" office:value-type="string">
            <text:p text:style-name="P24">2/27（土）</text:p>
          </table:table-cell>
        </table:table-row>
        <table:table-row>
          <table:table-cell table:style-name="表73.A2" office:value-type="string">
            <text:p text:style-name="P22">○</text:p>
          </table:table-cell>
          <table:table-cell table:style-name="表73.B2" office:value-type="string">
            <text:p text:style-name="P22">○</text:p>
          </table:table-cell>
        </table:table-row>
      </table:table>
      <text:p text:style-name="P30">③ 交通費申請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0">期間</text:p>
          </table:table-cell>
          <table:table-cell table:style-name="表74.B1" office:value-type="string">
            <text:p text:style-name="P21"><text:s text:c="2"/>2021.2.15(月) ~ 2021.2.21(日)</text:p>
          </table:table-cell>
        </table:table-row>
        <table:table-row>
          <table:table-cell table:style-name="表74.A2" office:value-type="string">
            <text:p text:style-name="P18">合計</text:p>
          </table:table-cell>
          <table:table-cell table:style-name="表74.B2" office:value-type="string">
            <text:p text:style-name="P19"><text:s/>￥752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2.15(月) ~ 2021.2.21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5">書類を提出します。</text:span></text:p>
      <text:p text:style-name="P9">送る準備をしてあったのだけれど、つい私事に夢中になってました。</text:p>
      <text:p text:style-name="P9">どうも失礼。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text:span text:style-name="T16">（</text:span><text:span text:style-name="T19"> ２</text:span><text:span text:style-name="T20"> </text:span><text:span text:style-name="T16">枚）</text:span></text:p>
      <table:table table:name="表75" table:style-name="表75">
        <table:table-column table:style-name="表75.A"/>
        <table:table-column table:style-name="表75.B"/>
        <table:table-column table:style-name="表75.C"/>
        <table:table-column table:style-name="表75.D"/>
        <table:table-row>
          <table:table-cell table:style-name="表75.A1" office:value-type="string">
            <text:p text:style-name="P23">1</text:p>
          </table:table-cell>
          <table:table-cell table:style-name="表75.A1" office:value-type="string">
            <text:p text:style-name="P23">作業日</text:p>
          </table:table-cell>
          <table:table-cell table:style-name="表75.A1" office:value-type="string">
            <text:p text:style-name="P25">2/25 木曜日</text:p>
          </table:table-cell>
          <table:table-cell table:style-name="表75.D1" office:value-type="string">
            <text:p text:style-name="P25">2/27 土曜日</text:p>
          </table:table-cell>
        </table:table-row>
        <table:table-row>
          <table:table-cell table:style-name="表75.A2" office:value-type="string">
            <text:p text:style-name="P23">2</text:p>
          </table:table-cell>
          <table:table-cell table:style-name="表75.A2" office:value-type="string">
            <text:p text:style-name="P23">発注者</text:p>
          </table:table-cell>
          <table:table-cell table:style-name="表75.A2" office:value-type="string">
            <text:p text:style-name="P25">アイアール電気</text:p>
          </table:table-cell>
          <table:table-cell table:style-name="表75.D2" office:value-type="string">
            <text:p text:style-name="P25">同じ</text:p>
          </table:table-cell>
        </table:table-row>
        <table:table-row>
          <table:table-cell table:style-name="表75.A2" office:value-type="string">
            <text:p text:style-name="P23">3</text:p>
          </table:table-cell>
          <table:table-cell table:style-name="表75.A2" office:value-type="string">
            <text:p text:style-name="P23">工事件名</text:p>
          </table:table-cell>
          <table:table-cell table:style-name="表75.A2" office:value-type="string">
            <text:p text:style-name="P25">千代田区内神田１丁目計画</text:p>
          </table:table-cell>
          <table:table-cell table:style-name="表75.D2" office:value-type="string">
            <text:p text:style-name="P25">゛</text:p>
          </table:table-cell>
        </table:table-row>
        <table:table-row>
          <table:table-cell table:style-name="表75.A2" office:value-type="string">
            <text:p text:style-name="P23">4</text:p>
          </table:table-cell>
          <table:table-cell table:style-name="表75.A2" office:value-type="string">
            <text:p text:style-name="P23">作業時間</text:p>
          </table:table-cell>
          <table:table-cell table:style-name="表75.A2" office:value-type="string">
            <text:p text:style-name="P25">８：００－１７：００</text:p>
            <text:p text:style-name="P25">（定時）</text:p>
          </table:table-cell>
          <table:table-cell table:style-name="表75.D2" office:value-type="string">
            <text:p text:style-name="P25">８：００－１７：３０</text:p>
            <text:p text:style-name="P25">（残業　０．５）</text:p>
          </table:table-cell>
        </table:table-row>
        <table:table-row>
          <table:table-cell table:style-name="表75.A2" office:value-type="string">
            <text:p text:style-name="P23">5</text:p>
          </table:table-cell>
          <table:table-cell table:style-name="表75.A2" office:value-type="string">
            <text:p text:style-name="P23">備考</text:p>
          </table:table-cell>
          <table:table-cell table:style-name="表75.A2" office:value-type="string">
            <text:p text:style-name="P25">-</text:p>
          </table:table-cell>
          <table:table-cell table:style-name="表75.D2" office:value-type="string">
            <text:p text:style-name="P25">残業のこと、お客さんから了解受領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4">3/5（金）</text:p>
          </table:table-cell>
          <table:table-cell table:style-name="表76.B1" office:value-type="string">
            <text:p text:style-name="P24">3/6（土）</text:p>
          </table:table-cell>
        </table:table-row>
        <table:table-row>
          <table:table-cell table:style-name="表76.A2" office:value-type="string">
            <text:p text:style-name="P22">○</text:p>
          </table:table-cell>
          <table:table-cell table:style-name="表76.B2" office:value-type="string">
            <text:p text:style-name="P22">○</text:p>
          </table:table-cell>
        </table:table-row>
      </table:table>
      <text:p text:style-name="P30">③ 交通費申請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0">期間</text:p>
          </table:table-cell>
          <table:table-cell table:style-name="表77.B1" office:value-type="string">
            <text:p text:style-name="P21"><text:s text:c="2"/>2021.2.22(月) ~ 2021.2.28(日)</text:p>
          </table:table-cell>
        </table:table-row>
        <table:table-row>
          <table:table-cell table:style-name="表77.A2" office:value-type="string">
            <text:p text:style-name="P18">合計</text:p>
          </table:table-cell>
          <table:table-cell table:style-name="表77.B2" office:value-type="string">
            <text:p text:style-name="P19"><text:s/>￥1,676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2.22(月) ~ 2021.2.28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来週の仕事希望<text:span text:style-name="T15">日</text:span>です。</text:p>
      <text:p text:style-name="P7">よろしく願います<text:span text:style-name="T15">る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4">3/12（金）</text:p>
          </table:table-cell>
          <table:table-cell table:style-name="表81.B1" office:value-type="string">
            <text:p text:style-name="P24">3/13（土）</text:p>
          </table:table-cell>
        </table:table-row>
        <table:table-row>
          <table:table-cell table:style-name="表81.A2" office:value-type="string">
            <text:p text:style-name="P22">○</text:p>
          </table:table-cell>
          <table:table-cell table:style-name="表81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仕事希望日の連絡】 対象　2021.3.8(月) ~ 2021.3.14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遅くなりました。<text:span text:style-name="T15">書類を提出します。</text:span>よろしく願い<text:span text:style-name="T15">ま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</text:span><text:span text:style-name="T19"> ２</text:span><text:span text:style-name="T20"> </text:span><text:span text:style-name="T16">枚</text:span><text:span text:style-name="T15">）</text:span></text:p>
      <table:table table:name="表80" table:style-name="表80">
        <table:table-column table:style-name="表80.A"/>
        <table:table-column table:style-name="表80.B"/>
        <table:table-column table:style-name="表80.C"/>
        <table:table-column table:style-name="表80.D"/>
        <table:table-row>
          <table:table-cell table:style-name="表80.A1" office:value-type="string">
            <text:p text:style-name="P23">1</text:p>
          </table:table-cell>
          <table:table-cell table:style-name="表80.A1" office:value-type="string">
            <text:p text:style-name="P23">作業日</text:p>
          </table:table-cell>
          <table:table-cell table:style-name="表80.A1" office:value-type="string">
            <text:p text:style-name="P26">3/12 金曜日</text:p>
          </table:table-cell>
          <table:table-cell table:style-name="表80.D1" office:value-type="string">
            <text:p text:style-name="P26">3/15 月曜日</text:p>
          </table:table-cell>
        </table:table-row>
        <table:table-row>
          <table:table-cell table:style-name="表80.A2" office:value-type="string">
            <text:p text:style-name="P23">2</text:p>
          </table:table-cell>
          <table:table-cell table:style-name="表80.A2" office:value-type="string">
            <text:p text:style-name="P23">発注者</text:p>
          </table:table-cell>
          <table:table-cell table:style-name="表80.A2" office:value-type="string">
            <text:p text:style-name="P25">小川電気工事</text:p>
          </table:table-cell>
          <table:table-cell table:style-name="表80.D2" office:value-type="string">
            <text:p text:style-name="P25">アットライフ</text:p>
          </table:table-cell>
        </table:table-row>
        <table:table-row>
          <table:table-cell table:style-name="表80.A3" office:value-type="float" office:value="3">
            <text:p text:style-name="P23">3</text:p>
          </table:table-cell>
          <table:table-cell table:style-name="表80.A2" office:value-type="string">
            <text:p text:style-name="P23">工事件名</text:p>
          </table:table-cell>
          <table:table-cell table:style-name="表80.A2" office:value-type="string">
            <text:p text:style-name="P25">国立市富士見台二丁目新築計画</text:p>
          </table:table-cell>
          <table:table-cell table:style-name="表80.D2" office:value-type="string">
            <text:p text:style-name="P25">大東建託　豪徳寺計画</text:p>
          </table:table-cell>
        </table:table-row>
        <text:soft-page-break/>
        <table:table-row>
          <table:table-cell table:style-name="表80.A2" office:value-type="string">
            <text:p text:style-name="P23">4</text:p>
          </table:table-cell>
          <table:table-cell table:style-name="表80.A2" office:value-type="string">
            <text:p text:style-name="P23">作業時間</text:p>
          </table:table-cell>
          <table:table-cell table:style-name="表80.A2" office:value-type="string">
            <text:p text:style-name="P25">８：１５－１７：００</text:p>
            <text:p text:style-name="P25">（定時）</text:p>
          </table:table-cell>
          <table:table-cell table:style-name="表80.D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80.A2" office:value-type="string">
            <text:p text:style-name="P23">5</text:p>
          </table:table-cell>
          <table:table-cell table:style-name="表80.A2" office:value-type="string">
            <text:p text:style-name="P23">備考</text:p>
          </table:table-cell>
          <table:table-cell table:style-name="表80.A2" office:value-type="string">
            <text:p text:style-name="P25">-</text:p>
          </table:table-cell>
          <table:table-cell table:style-name="表80.D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ext:p text:style-name="P31">==&gt; 来週分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4">3/26（金）</text:p>
          </table:table-cell>
          <table:table-cell table:style-name="表82.B1" office:value-type="string">
            <text:p text:style-name="P24">3/27（土）</text:p>
          </table:table-cell>
        </table:table-row>
        <table:table-row>
          <table:table-cell table:style-name="表82.A2" office:value-type="string">
            <text:p text:style-name="P22">○</text:p>
          </table:table-cell>
          <table:table-cell table:style-name="表82.B2" office:value-type="string">
            <text:p text:style-name="P22">○</text:p>
          </table:table-cell>
        </table:table-row>
      </table:table>
      <text:p text:style-name="P30">③ 交通費申請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0">期間</text:p>
          </table:table-cell>
          <table:table-cell table:style-name="表83.B1" office:value-type="string">
            <text:p text:style-name="P21"><text:s text:c="2"/>2021.3.8(月) ~ 2021.3.15(<text:span text:style-name="T15">月</text:span>)</text:p>
          </table:table-cell>
        </table:table-row>
        <table:table-row>
          <table:table-cell table:style-name="表83.A2" office:value-type="string">
            <text:p text:style-name="P18">合計</text:p>
          </table:table-cell>
          <table:table-cell table:style-name="表83.B2" office:value-type="string">
            <text:p text:style-name="P19"><text:s/>￥1,664 (930+734)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3.8(月) ~ 2021.3.15(月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はようございます。来週の勤務希望日の<text:span text:style-name="T15">提出です。</text:span></text:p>
      <text:p text:style-name="P7"><text:span text:style-name="T15">仕事ありましたら、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4">4/2（金）</text:p>
          </table:table-cell>
          <table:table-cell table:style-name="表85.B1" office:value-type="string">
            <text:p text:style-name="P24">4/3（土）</text:p>
          </table:table-cell>
        </table:table-row>
        <table:table-row>
          <table:table-cell table:style-name="表85.A2" office:value-type="string">
            <text:p text:style-name="P22">○</text:p>
          </table:table-cell>
          <table:table-cell table:style-name="表85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日】 2021.3.29(月) ~ 2021.4.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10">お疲れさまです。朝早く失礼。</text:p>
      <text:p text:style-name="P16"><text:span text:style-name="T21">遅くなりました。</text:span><text:span text:style-name="T22">書類を提出します。</text:span><text:span text:style-name="T21">よろしく願</text:span><text:span text:style-name="T22">い</text:span><text:span text:style-name="T21">ます。</text:span> 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84" table:style-name="表84">
        <table:table-column table:style-name="表84.A"/>
        <table:table-column table:style-name="表84.B"/>
        <table:table-column table:style-name="表84.C"/>
        <table:table-row>
          <table:table-cell table:style-name="表84.A1" office:value-type="string">
            <text:p text:style-name="P23">1</text:p>
          </table:table-cell>
          <table:table-cell table:style-name="表84.A1" office:value-type="string">
            <text:p text:style-name="P23">作業日</text:p>
          </table:table-cell>
          <table:table-cell table:style-name="表84.C1" office:value-type="string">
            <text:p text:style-name="P25">4/3 土曜日</text:p>
          </table:table-cell>
        </table:table-row>
        <table:table-row>
          <table:table-cell table:style-name="表84.A2" office:value-type="string">
            <text:p text:style-name="P23">2</text:p>
          </table:table-cell>
          <table:table-cell table:style-name="表84.A2" office:value-type="string">
            <text:p text:style-name="P23">発注者</text:p>
          </table:table-cell>
          <table:table-cell table:style-name="表84.C2" office:value-type="string">
            <text:p text:style-name="P25">ホクシン設備</text:p>
          </table:table-cell>
        </table:table-row>
        <table:table-row>
          <table:table-cell table:style-name="表84.A2" office:value-type="string">
            <text:p text:style-name="P23">3</text:p>
          </table:table-cell>
          <table:table-cell table:style-name="表84.A2" office:value-type="string">
            <text:p text:style-name="P23">工事件名</text:p>
          </table:table-cell>
          <table:table-cell table:style-name="表84.C2" office:value-type="string">
            <text:p text:style-name="P25">パティーナ西高島平</text:p>
          </table:table-cell>
        </table:table-row>
        <table:table-row>
          <table:table-cell table:style-name="表84.A2" office:value-type="string">
            <text:p text:style-name="P23">4</text:p>
          </table:table-cell>
          <table:table-cell table:style-name="表84.A2" office:value-type="string">
            <text:p text:style-name="P23">作業時間</text:p>
          </table:table-cell>
          <table:table-cell table:style-name="表84.C2" office:value-type="string">
            <text:p text:style-name="P25">７：３０－１７：００</text:p>
            <text:p text:style-name="P25">（残業　０．５ｈ）</text:p>
          </table:table-cell>
        </table:table-row>
        <table:table-row>
          <table:table-cell table:style-name="表84.A2" office:value-type="string">
            <text:p text:style-name="P23">5</text:p>
          </table:table-cell>
          <table:table-cell table:style-name="表84.A2" office:value-type="string">
            <text:p text:style-name="P23">備考</text:p>
          </table:table-cell>
          <table:table-cell table:style-name="表8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4">4/9（金）</text:p>
          </table:table-cell>
          <table:table-cell table:style-name="表86.B1" office:value-type="string">
            <text:p text:style-name="P24">4/10（土）</text:p>
          </table:table-cell>
        </table:table-row>
        <table:table-row>
          <table:table-cell table:style-name="表86.A2" office:value-type="string">
            <text:p text:style-name="P22">○</text:p>
          </table:table-cell>
          <table:table-cell table:style-name="表86.B2" office:value-type="string">
            <text:p text:style-name="P22">○</text:p>
          </table:table-cell>
        </table:table-row>
      </table:table>
      <text:p text:style-name="P30">③ 交通費申請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0">期間</text:p>
          </table:table-cell>
          <table:table-cell table:style-name="表87.B1" office:value-type="string">
            <text:p text:style-name="P21"><text:s text:c="2"/>2021.3.29(月) ~ 2021.4.4(日)</text:p>
          </table:table-cell>
        </table:table-row>
        <table:table-row>
          <table:table-cell table:style-name="表87.A2" office:value-type="string">
            <text:p text:style-name="P18">合計</text:p>
          </table:table-cell>
          <table:table-cell table:style-name="表87.B2" office:value-type="string">
            <text:p text:style-name="P19"><text:s/>￥1,286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3.29(月) ~ 2021.4.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5">来週の希望日です。</text:span></text:p>
      <text:p text:style-name="P7"><text:span text:style-name="T15">仕事ありましたら。</text:span>よろしく願い<text:span text:style-name="T15">で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4">4/16（金）</text:p>
          </table:table-cell>
          <table:table-cell table:style-name="表89.B1" office:value-type="string">
            <text:p text:style-name="P24">4/17（土）</text:p>
          </table:table-cell>
        </table:table-row>
        <table:table-row>
          <table:table-cell table:style-name="表89.A2" office:value-type="string">
            <text:p text:style-name="P22">○</text:p>
          </table:table-cell>
          <table:table-cell table:style-name="表89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連絡】 2021.4.12(月) ~ 2021.4.18(日) 分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今週もまた仕事はあまりなさそうで、残念であります。</text:span></text:p>
      <text:p text:style-name="P9"><text:soft-page-break/>仕事がありそうでしたら、連絡ください。よい一日を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金、または、土）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4">4/23（金）</text:p>
          </table:table-cell>
          <table:table-cell table:style-name="表90.B1" office:value-type="string">
            <text:p text:style-name="P24">4/24（土）</text:p>
          </table:table-cell>
        </table:table-row>
        <table:table-row>
          <table:table-cell table:style-name="表90.A2" office:value-type="string">
            <text:p text:style-name="P22">○</text:p>
          </table:table-cell>
          <table:table-cell table:style-name="表90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日連絡】 2021.4.19(月) ~ 2021.4.25(日) 分</text:p>
      <text:p text:style-name="P11">[//]</text:p>
      <text:p text:style-name="P4"/>
      <text:p text:style-name="P13"/>
      <text:p text:style-name="P13"/>
      <text:p text:style-name="P1">-------------------------------------------------------- [XXX]</text:p>
      <text:p text:style-name="P7">お疲れさまです。書類の提出です<text:span text:style-name="T15">。</text:span></text:p>
      <text:p text:style-name="P9"><text:span text:style-name="T23">連休の近辺であること、了解してます。よろしくどうぞ。</text:span> 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88" table:style-name="表88">
        <table:table-column table:style-name="表88.A"/>
        <table:table-column table:style-name="表88.B"/>
        <table:table-column table:style-name="表88.C"/>
        <table:table-row>
          <table:table-cell table:style-name="表88.A1" office:value-type="string">
            <text:p text:style-name="P23">1</text:p>
          </table:table-cell>
          <table:table-cell table:style-name="表88.A1" office:value-type="string">
            <text:p text:style-name="P23">作業日</text:p>
          </table:table-cell>
          <table:table-cell table:style-name="表88.C1" office:value-type="string">
            <text:p text:style-name="P25">4/23 土曜日</text:p>
          </table:table-cell>
        </table:table-row>
        <table:table-row>
          <table:table-cell table:style-name="表88.A2" office:value-type="string">
            <text:p text:style-name="P23">2</text:p>
          </table:table-cell>
          <table:table-cell table:style-name="表88.A2" office:value-type="string">
            <text:p text:style-name="P23">発注者</text:p>
          </table:table-cell>
          <table:table-cell table:style-name="表88.C2" office:value-type="string">
            <text:p text:style-name="P25">東京ガスエネワーク</text:p>
          </table:table-cell>
        </table:table-row>
        <table:table-row>
          <table:table-cell table:style-name="表88.A2" office:value-type="string">
            <text:p text:style-name="P23">3</text:p>
          </table:table-cell>
          <table:table-cell table:style-name="表88.A2" office:value-type="string">
            <text:p text:style-name="P23">工事件名</text:p>
          </table:table-cell>
          <table:table-cell table:style-name="表88.C2" office:value-type="string">
            <text:p text:style-name="P25">豊岡町マンション</text:p>
          </table:table-cell>
        </table:table-row>
        <table:table-row>
          <table:table-cell table:style-name="表88.A2" office:value-type="string">
            <text:p text:style-name="P23">4</text:p>
          </table:table-cell>
          <table:table-cell table:style-name="表88.A2" office:value-type="string">
            <text:p text:style-name="P23">作業時間</text:p>
          </table:table-cell>
          <table:table-cell table:style-name="表8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88.A2" office:value-type="string">
            <text:p text:style-name="P23">5</text:p>
          </table:table-cell>
          <table:table-cell table:style-name="表88.A2" office:value-type="string">
            <text:p text:style-name="P23">備考</text:p>
          </table:table-cell>
          <table:table-cell table:style-name="表88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4">4/30（金）</text:p>
          </table:table-cell>
          <table:table-cell table:style-name="表91.B1" office:value-type="string">
            <text:p text:style-name="P24">5/1（土）</text:p>
          </table:table-cell>
        </table:table-row>
        <table:table-row>
          <table:table-cell table:style-name="表91.A2" office:value-type="string">
            <text:p text:style-name="P22">○</text:p>
          </table:table-cell>
          <table:table-cell table:style-name="表91.B2" office:value-type="string">
            <text:p text:style-name="P22">○</text:p>
          </table:table-cell>
        </table:table-row>
      </table:table>
      <text:p text:style-name="P30">③ 交通費申請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0">期間</text:p>
          </table:table-cell>
          <table:table-cell table:style-name="表92.B1" office:value-type="string">
            <text:p text:style-name="P21"><text:s text:c="2"/>2021.4.19(月) ~ 2021.4.25(日)</text:p>
          </table:table-cell>
        </table:table-row>
        <table:table-row>
          <table:table-cell table:style-name="表92.A2" office:value-type="string">
            <text:p text:style-name="P18">合計</text:p>
          </table:table-cell>
          <table:table-cell table:style-name="表92.B2" office:value-type="string">
            <text:p text:style-name="P19"><text:s/>￥752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4.19(月) ~ 2021.4.25(日)</text:p>
      <text:p text:style-name="P11"><text:soft-page-break/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<text:span text:style-name="T15">毎度の提出物です。よろしくどうぞ。</text:span>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93" table:style-name="表93">
        <table:table-column table:style-name="表93.A"/>
        <table:table-column table:style-name="表93.B"/>
        <table:table-column table:style-name="表93.C"/>
        <table:table-row>
          <table:table-cell table:style-name="表93.A1" office:value-type="string">
            <text:p text:style-name="P23">1</text:p>
          </table:table-cell>
          <table:table-cell table:style-name="表93.A1" office:value-type="string">
            <text:p text:style-name="P23">作業日</text:p>
          </table:table-cell>
          <table:table-cell table:style-name="表93.C1" office:value-type="string">
            <text:p text:style-name="P25">4/27 火曜日</text:p>
          </table:table-cell>
        </table:table-row>
        <table:table-row>
          <table:table-cell table:style-name="表93.A2" office:value-type="string">
            <text:p text:style-name="P23">2</text:p>
          </table:table-cell>
          <table:table-cell table:style-name="表93.A2" office:value-type="string">
            <text:p text:style-name="P23">発注者</text:p>
          </table:table-cell>
          <table:table-cell table:style-name="表93.C2" office:value-type="string">
            <text:p text:style-name="P25">星電気工事</text:p>
          </table:table-cell>
        </table:table-row>
        <table:table-row>
          <table:table-cell table:style-name="表93.A2" office:value-type="string">
            <text:p text:style-name="P23">3</text:p>
          </table:table-cell>
          <table:table-cell table:style-name="表93.A2" office:value-type="string">
            <text:p text:style-name="P23">工事件名</text:p>
          </table:table-cell>
          <table:table-cell table:style-name="表93.C2" office:value-type="string">
            <text:p text:style-name="P25">クリオ綱島新築工事</text:p>
          </table:table-cell>
        </table:table-row>
        <table:table-row>
          <table:table-cell table:style-name="表93.A2" office:value-type="string">
            <text:p text:style-name="P23">4</text:p>
          </table:table-cell>
          <table:table-cell table:style-name="表93.A2" office:value-type="string">
            <text:p text:style-name="P23">作業時間</text:p>
          </table:table-cell>
          <table:table-cell table:style-name="表9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93.A2" office:value-type="string">
            <text:p text:style-name="P23">5</text:p>
          </table:table-cell>
          <table:table-cell table:style-name="表93.A2" office:value-type="string">
            <text:p text:style-name="P23">備考</text:p>
          </table:table-cell>
          <table:table-cell table:style-name="表9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4">5/7（金）</text:p>
          </table:table-cell>
          <table:table-cell table:style-name="表94.B1" office:value-type="string">
            <text:p text:style-name="P24">5/8（土）</text:p>
          </table:table-cell>
        </table:table-row>
        <table:table-row>
          <table:table-cell table:style-name="表94.A2" office:value-type="string">
            <text:p text:style-name="P22">○</text:p>
          </table:table-cell>
          <table:table-cell table:style-name="表94.B2" office:value-type="string">
            <text:p text:style-name="P22">○</text:p>
          </table:table-cell>
        </table:table-row>
      </table:table>
      <text:p text:style-name="P30">③ 交通費申請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0">期間</text:p>
          </table:table-cell>
          <table:table-cell table:style-name="表95.B1" office:value-type="string">
            <text:p text:style-name="P21"><text:s text:c="2"/>2021.4.26(月) ~ 2021.5.2(日)</text:p>
          </table:table-cell>
        </table:table-row>
        <table:table-row>
          <table:table-cell table:style-name="表95.A2" office:value-type="string">
            <text:p text:style-name="P18">合計</text:p>
          </table:table-cell>
          <table:table-cell table:style-name="表95.B2" office:value-type="string">
            <text:p text:style-name="P19"><text:s/>￥858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4.26(月) ~ 2021.5.2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来週の希望日連絡です。</text:span></text:p>
      <text:p text:style-name="P9">皆さん調子どうですか。私事ですが、感染が身の回りで出て困ったら、連絡してください。できることはないでしょうが、ここに問い合わせしてくれとかを、代わりにやる、ぐらいですかね、何かあるとすれば。</text:p>
      <text:p text:style-name="P9">よろしくどうぞ。私は大事はなくやっております。</text:p>
      <text:p text:style-name="P9"/>
      <text:p text:style-name="P7">岩淵</text:p>
      <text:p text:style-name="P15"><text:soft-page-break/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24">5/14（金）</text:p>
          </table:table-cell>
          <table:table-cell table:style-name="表97.B1" office:value-type="string">
            <text:p text:style-name="P24">5/15（土）</text:p>
          </table:table-cell>
        </table:table-row>
        <table:table-row>
          <table:table-cell table:style-name="表97.A2" office:value-type="string">
            <text:p text:style-name="P22">○</text:p>
          </table:table-cell>
          <table:table-cell table:style-name="表97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日の連絡】 2021.5.10(月) ~ 2021.5.16(日) 分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暑くなって来ましたね。</text:span></text:p>
      <text:p text:style-name="P7"><text:span text:style-name="T15">提出物の送付で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96" table:style-name="表96">
        <table:table-column table:style-name="表96.A"/>
        <table:table-column table:style-name="表96.B"/>
        <table:table-column table:style-name="表96.C"/>
        <table:table-row>
          <table:table-cell table:style-name="表96.A1" office:value-type="string">
            <text:p text:style-name="P23">1</text:p>
          </table:table-cell>
          <table:table-cell table:style-name="表96.A1" office:value-type="string">
            <text:p text:style-name="P23">作業日</text:p>
          </table:table-cell>
          <table:table-cell table:style-name="表96.C1" office:value-type="string">
            <text:p text:style-name="P25">5/12 水曜日</text:p>
          </table:table-cell>
        </table:table-row>
        <table:table-row>
          <table:table-cell table:style-name="表96.A2" office:value-type="string">
            <text:p text:style-name="P23">2</text:p>
          </table:table-cell>
          <table:table-cell table:style-name="表96.A2" office:value-type="string">
            <text:p text:style-name="P23">発注者</text:p>
          </table:table-cell>
          <table:table-cell table:style-name="表96.C2" office:value-type="string">
            <text:p text:style-name="P25">ホクシン設備</text:p>
          </table:table-cell>
        </table:table-row>
        <table:table-row>
          <table:table-cell table:style-name="表96.A2" office:value-type="string">
            <text:p text:style-name="P23">3</text:p>
          </table:table-cell>
          <table:table-cell table:style-name="表96.A2" office:value-type="string">
            <text:p text:style-name="P23">工事件名</text:p>
          </table:table-cell>
          <table:table-cell table:style-name="表96.C2" office:value-type="string">
            <text:p text:style-name="P25">大森町プロジェクト</text:p>
          </table:table-cell>
        </table:table-row>
        <table:table-row>
          <table:table-cell table:style-name="表96.A2" office:value-type="string">
            <text:p text:style-name="P23">4</text:p>
          </table:table-cell>
          <table:table-cell table:style-name="表96.A2" office:value-type="string">
            <text:p text:style-name="P23">作業時間</text:p>
          </table:table-cell>
          <table:table-cell table:style-name="表96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96.A2" office:value-type="string">
            <text:p text:style-name="P23">5</text:p>
          </table:table-cell>
          <table:table-cell table:style-name="表96.A2" office:value-type="string">
            <text:p text:style-name="P23">備考</text:p>
          </table:table-cell>
          <table:table-cell table:style-name="表9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4">5/21（金）</text:p>
          </table:table-cell>
          <table:table-cell table:style-name="表98.B1" office:value-type="string">
            <text:p text:style-name="P24">5/22（土）</text:p>
          </table:table-cell>
        </table:table-row>
        <table:table-row>
          <table:table-cell table:style-name="表98.A2" office:value-type="string">
            <text:p text:style-name="P22">○</text:p>
          </table:table-cell>
          <table:table-cell table:style-name="表98.B2" office:value-type="string">
            <text:p text:style-name="P22">○</text:p>
          </table:table-cell>
        </table:table-row>
      </table:table>
      <text:p text:style-name="P30">③ 交通費申請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0">期間</text:p>
          </table:table-cell>
          <table:table-cell table:style-name="表99.B1" office:value-type="string">
            <text:p text:style-name="P21"><text:s text:c="2"/>2021.5.10(月) ~ 2021.5.16(日)</text:p>
          </table:table-cell>
        </table:table-row>
        <table:table-row>
          <table:table-cell table:style-name="表99.A2" office:value-type="string">
            <text:p text:style-name="P18">合計</text:p>
          </table:table-cell>
          <table:table-cell table:style-name="表99.B2" office:value-type="string">
            <text:p text:style-name="P19"><text:s/>￥1,068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5.10(月) ~ 2021.5.16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<text:soft-page-break/>お疲れさまです。雨が降ったりやんだりで、嫌になります。</text:p>
      <text:p text:style-name="P7"><text:span text:style-name="T15">来週の希望日の連絡です。月に１、２回ぐらいに減ることも、あるだろうなあ、と思ってます。仕事ありましたら、どうぞ、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土、いずれか）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36">5/28<text:span text:style-name="T24">（金）</text:span></text:p>
          </table:table-cell>
          <table:table-cell table:style-name="表101.B1" office:value-type="string">
            <text:p text:style-name="P24">5/29（土）</text:p>
          </table:table-cell>
        </table:table-row>
        <table:table-row>
          <table:table-cell table:style-name="表101.A2" office:value-type="string">
            <text:p text:style-name="P22">○</text:p>
          </table:table-cell>
          <table:table-cell table:style-name="表101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希望日連絡】 2021.5.24(月) ~ 2021.5.30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雨が降っております。少し肌寒いですな。</text:p>
      <text:p text:style-name="P7"><text:span text:style-name="T15">書類提出。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00" table:style-name="表100">
        <table:table-column table:style-name="表100.A"/>
        <table:table-column table:style-name="表100.B"/>
        <table:table-column table:style-name="表100.C"/>
        <table:table-row>
          <table:table-cell table:style-name="表100.A1" office:value-type="string">
            <text:p text:style-name="P23">1</text:p>
          </table:table-cell>
          <table:table-cell table:style-name="表100.A1" office:value-type="string">
            <text:p text:style-name="P23">作業日</text:p>
          </table:table-cell>
          <table:table-cell table:style-name="表100.C1" office:value-type="string">
            <text:p text:style-name="P25">5/25 火曜日</text:p>
          </table:table-cell>
        </table:table-row>
        <table:table-row>
          <table:table-cell table:style-name="表100.A2" office:value-type="string">
            <text:p text:style-name="P23">2</text:p>
          </table:table-cell>
          <table:table-cell table:style-name="表100.A2" office:value-type="string">
            <text:p text:style-name="P23">発注者</text:p>
          </table:table-cell>
          <table:table-cell table:style-name="表100.C2" office:value-type="string">
            <text:p text:style-name="P25">小川電気工事</text:p>
          </table:table-cell>
        </table:table-row>
        <table:table-row>
          <table:table-cell table:style-name="表100.A2" office:value-type="string">
            <text:p text:style-name="P23">3</text:p>
          </table:table-cell>
          <table:table-cell table:style-name="表100.A2" office:value-type="string">
            <text:p text:style-name="P23">工事件名</text:p>
          </table:table-cell>
          <table:table-cell table:style-name="表100.C2" office:value-type="string">
            <text:p text:style-name="P25">国立市富士見台二丁目新築計画</text:p>
          </table:table-cell>
        </table:table-row>
        <table:table-row>
          <table:table-cell table:style-name="表100.A2" office:value-type="string">
            <text:p text:style-name="P23">4</text:p>
          </table:table-cell>
          <table:table-cell table:style-name="表100.A2" office:value-type="string">
            <text:p text:style-name="P23">作業時間</text:p>
          </table:table-cell>
          <table:table-cell table:style-name="表10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00.A2" office:value-type="string">
            <text:p text:style-name="P23">5</text:p>
          </table:table-cell>
          <table:table-cell table:style-name="表100.A2" office:value-type="string">
            <text:p text:style-name="P23">備考</text:p>
          </table:table-cell>
          <table:table-cell table:style-name="表100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4">6/4（金）</text:p>
          </table:table-cell>
          <table:table-cell table:style-name="表102.B1" office:value-type="string">
            <text:p text:style-name="P24">6/5（土）</text:p>
          </table:table-cell>
        </table:table-row>
        <table:table-row>
          <table:table-cell table:style-name="表102.A2" office:value-type="string">
            <text:p text:style-name="P22">○</text:p>
          </table:table-cell>
          <table:table-cell table:style-name="表102.B2" office:value-type="string">
            <text:p text:style-name="P22">○</text:p>
          </table:table-cell>
        </table:table-row>
      </table:table>
      <text:p text:style-name="P30">③ 交通費申請</text:p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0">期間</text:p>
          </table:table-cell>
          <table:table-cell table:style-name="表103.B1" office:value-type="string">
            <text:p text:style-name="P21"><text:s text:c="2"/>2021.5.24 (月) ~ 2021.5.30(日)</text:p>
          </table:table-cell>
        </table:table-row>
        <table:table-row>
          <table:table-cell table:style-name="表103.A2" office:value-type="string">
            <text:p text:style-name="P18">合計</text:p>
          </table:table-cell>
          <table:table-cell table:style-name="表103.B2" office:value-type="string">
            <text:p text:style-name="P19"><text:s/>￥930 円</text:p>
          </table:table-cell>
        </table:table-row>
      </table:table>
      <text:p text:style-name="P38"/>
      <text:p text:style-name="P11">---------------------</text:p>
      <text:p text:style-name="P12"><text:soft-page-break/>【作業員　岩淵謙 / 日報連絡、他】 2021.5.24 (月) ~ 2021.5.30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調子どうでしょうか。</text:p>
      <text:p text:style-name="P7"><text:span text:style-name="T15">書類の提出です。</text:span>よろしく<text:span text:style-name="T15">どうぞ。</text:span>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04" table:style-name="表104">
        <table:table-column table:style-name="表104.A"/>
        <table:table-column table:style-name="表104.B"/>
        <table:table-column table:style-name="表104.C"/>
        <table:table-row>
          <table:table-cell table:style-name="表104.A1" office:value-type="string">
            <text:p text:style-name="P23">1</text:p>
          </table:table-cell>
          <table:table-cell table:style-name="表104.A1" office:value-type="string">
            <text:p text:style-name="P23">作業日</text:p>
          </table:table-cell>
          <table:table-cell table:style-name="表104.C1" office:value-type="string">
            <text:p text:style-name="P25">6/5 金曜日</text:p>
          </table:table-cell>
        </table:table-row>
        <table:table-row>
          <table:table-cell table:style-name="表104.A2" office:value-type="string">
            <text:p text:style-name="P23">2</text:p>
          </table:table-cell>
          <table:table-cell table:style-name="表104.A2" office:value-type="string">
            <text:p text:style-name="P23">発注者</text:p>
          </table:table-cell>
          <table:table-cell table:style-name="表104.C2" office:value-type="string">
            <text:p text:style-name="P25">扶桑電機</text:p>
          </table:table-cell>
        </table:table-row>
        <table:table-row>
          <table:table-cell table:style-name="表104.A2" office:value-type="string">
            <text:p text:style-name="P23">3</text:p>
          </table:table-cell>
          <table:table-cell table:style-name="表104.A2" office:value-type="string">
            <text:p text:style-name="P23">工事件名</text:p>
          </table:table-cell>
          <table:table-cell table:style-name="表104.C2" office:value-type="string">
            <text:p text:style-name="P25">社会福祉法人まごごろ</text:p>
            <text:p text:style-name="P25">まごごろタウン</text:p>
          </table:table-cell>
        </table:table-row>
        <table:table-row>
          <table:table-cell table:style-name="表104.A2" office:value-type="string">
            <text:p text:style-name="P23">4</text:p>
          </table:table-cell>
          <table:table-cell table:style-name="表104.A2" office:value-type="string">
            <text:p text:style-name="P23">作業時間</text:p>
          </table:table-cell>
          <table:table-cell table:style-name="表10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04.A2" office:value-type="string">
            <text:p text:style-name="P23">5</text:p>
          </table:table-cell>
          <table:table-cell table:style-name="表104.A2" office:value-type="string">
            <text:p text:style-name="P23">備考</text:p>
          </table:table-cell>
          <table:table-cell table:style-name="表10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4">6/11（金）</text:p>
          </table:table-cell>
          <table:table-cell table:style-name="表105.B1" office:value-type="string">
            <text:p text:style-name="P24">6/12（土）</text:p>
          </table:table-cell>
        </table:table-row>
        <table:table-row>
          <table:table-cell table:style-name="表105.A2" office:value-type="string">
            <text:p text:style-name="P22">○</text:p>
          </table:table-cell>
          <table:table-cell table:style-name="表105.B2" office:value-type="string">
            <text:p text:style-name="P22">○</text:p>
          </table:table-cell>
        </table:table-row>
      </table:table>
      <text:p text:style-name="P30">③ 交通費申請</text:p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0">期間</text:p>
          </table:table-cell>
          <table:table-cell table:style-name="表106.B1" office:value-type="string">
            <text:p text:style-name="P21"><text:s text:c="2"/>2021.5.31(月) ~ 2021.6.6(日)</text:p>
          </table:table-cell>
        </table:table-row>
        <table:table-row>
          <table:table-cell table:style-name="表106.A2" office:value-type="string">
            <text:p text:style-name="P18">合計</text:p>
          </table:table-cell>
          <table:table-cell table:style-name="表106.B2" office:value-type="string">
            <text:p text:style-name="P19"><text:s/>￥1,298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5.31(月) ~ 2021.6.6(日)</text:p>
      <text:p text:style-name="P11">[//]</text:p>
      <text:p text:style-name="P4"/>
      <text:p text:style-name="P13">@@@</text:p>
      <text:p text:style-name="P1">-------------------------------------------------------- [XXX]</text:p>
      <text:p text:style-name="P7">お疲れさまです。<text:span text:style-name="T15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07" table:style-name="表107">
        <table:table-column table:style-name="表107.A"/>
        <table:table-column table:style-name="表107.B"/>
        <table:table-column table:style-name="表107.C"/>
        <table:table-row>
          <table:table-cell table:style-name="表107.A1" office:value-type="string">
            <text:p text:style-name="P23">1</text:p>
          </table:table-cell>
          <table:table-cell table:style-name="表107.A1" office:value-type="string">
            <text:p text:style-name="P23">作業日</text:p>
          </table:table-cell>
          <table:table-cell table:style-name="表107.C1" office:value-type="string">
            <text:p text:style-name="P25">6/XX XX曜日</text:p>
          </table:table-cell>
        </table:table-row>
        <text:soft-page-break/>
        <table:table-row>
          <table:table-cell table:style-name="表107.A2" office:value-type="string">
            <text:p text:style-name="P23">2</text:p>
          </table:table-cell>
          <table:table-cell table:style-name="表107.A2" office:value-type="string">
            <text:p text:style-name="P23">発注者</text:p>
          </table:table-cell>
          <table:table-cell table:style-name="表107.C2" office:value-type="string">
            <text:p text:style-name="P25">XXX（XXX）</text:p>
          </table:table-cell>
        </table:table-row>
        <table:table-row>
          <table:table-cell table:style-name="表107.A2" office:value-type="string">
            <text:p text:style-name="P23">3</text:p>
          </table:table-cell>
          <table:table-cell table:style-name="表107.A2" office:value-type="string">
            <text:p text:style-name="P23">工事件名</text:p>
          </table:table-cell>
          <table:table-cell table:style-name="表107.C2" office:value-type="string">
            <text:p text:style-name="P25">XXX</text:p>
          </table:table-cell>
        </table:table-row>
        <table:table-row>
          <table:table-cell table:style-name="表107.A2" office:value-type="string">
            <text:p text:style-name="P23">4</text:p>
          </table:table-cell>
          <table:table-cell table:style-name="表107.A2" office:value-type="string">
            <text:p text:style-name="P23">作業時間</text:p>
          </table:table-cell>
          <table:table-cell table:style-name="表107.C2" office:value-type="string">
            <text:p text:style-name="P25">８：００－XX：００</text:p>
            <text:p text:style-name="P25">（定時）</text:p>
          </table:table-cell>
        </table:table-row>
        <table:table-row>
          <table:table-cell table:style-name="表107.A2" office:value-type="string">
            <text:p text:style-name="P23">5</text:p>
          </table:table-cell>
          <table:table-cell table:style-name="表107.A2" office:value-type="string">
            <text:p text:style-name="P23">備考</text:p>
          </table:table-cell>
          <table:table-cell table:style-name="表107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4">6/XX（金）</text:p>
          </table:table-cell>
          <table:table-cell table:style-name="表108.B1" office:value-type="string">
            <text:p text:style-name="P24">6/XX（土）</text:p>
          </table:table-cell>
        </table:table-row>
        <table:table-row>
          <table:table-cell table:style-name="表108.A2" office:value-type="string">
            <text:p text:style-name="P22">○</text:p>
          </table:table-cell>
          <table:table-cell table:style-name="表108.B2" office:value-type="string">
            <text:p text:style-name="P22">○</text:p>
          </table:table-cell>
        </table:table-row>
      </table:table>
      <text:p text:style-name="P30">③ 交通費申請</text:p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20">期間</text:p>
          </table:table-cell>
          <table:table-cell table:style-name="表109.B1" office:value-type="string">
            <text:p text:style-name="P21"><text:s text:c="2"/>2021.6.XX(月) ~ 2021.6.XX(日)</text:p>
          </table:table-cell>
        </table:table-row>
        <table:table-row>
          <table:table-cell table:style-name="表109.A2" office:value-type="string">
            <text:p text:style-name="P18">合計</text:p>
          </table:table-cell>
          <table:table-cell table:style-name="表109.B2" office:value-type="string">
            <text:p text:style-name="P19"><text:s/>￥XXX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6.XX(月) ~ 2021.6.XX(日)</text:p>
      <text:p text:style-name="P11">[//]</text:p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text:span text:style-name="T15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3">1</text:p>
          </table:table-cell>
          <table:table-cell table:style-name="表36.A1" office:value-type="string">
            <text:p text:style-name="P23">作業日</text:p>
          </table:table-cell>
          <table:table-cell table:style-name="表36.C1" office:value-type="string">
            <text:p text:style-name="P25">6/XX XX曜日</text:p>
          </table:table-cell>
        </table:table-row>
        <table:table-row>
          <table:table-cell table:style-name="表36.A2" office:value-type="string">
            <text:p text:style-name="P23">2</text:p>
          </table:table-cell>
          <table:table-cell table:style-name="表36.A2" office:value-type="string">
            <text:p text:style-name="P23">発注者</text:p>
          </table:table-cell>
          <table:table-cell table:style-name="表36.C2" office:value-type="string">
            <text:p text:style-name="P25">XXX（XXX）</text:p>
          </table:table-cell>
        </table:table-row>
        <table:table-row>
          <table:table-cell table:style-name="表36.A2" office:value-type="string">
            <text:p text:style-name="P23">3</text:p>
          </table:table-cell>
          <table:table-cell table:style-name="表36.A2" office:value-type="string">
            <text:p text:style-name="P23">工事件名</text:p>
          </table:table-cell>
          <table:table-cell table:style-name="表36.C2" office:value-type="string">
            <text:p text:style-name="P25">XXX</text:p>
          </table:table-cell>
        </table:table-row>
        <table:table-row>
          <table:table-cell table:style-name="表36.A2" office:value-type="string">
            <text:p text:style-name="P23">4</text:p>
          </table:table-cell>
          <table:table-cell table:style-name="表36.A2" office:value-type="string">
            <text:p text:style-name="P23">作業時間</text:p>
          </table:table-cell>
          <table:table-cell table:style-name="表36.C2" office:value-type="string">
            <text:p text:style-name="P25">８：００－XX：００</text:p>
            <text:p text:style-name="P25">（定時）</text:p>
          </table:table-cell>
        </table:table-row>
        <table:table-row>
          <table:table-cell table:style-name="表36.A2" office:value-type="string">
            <text:p text:style-name="P23">5</text:p>
          </table:table-cell>
          <table:table-cell table:style-name="表36.A2" office:value-type="string">
            <text:p text:style-name="P23">備考</text:p>
          </table:table-cell>
          <table:table-cell table:style-name="表3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4">6/XX（金）</text:p>
          </table:table-cell>
          <table:table-cell table:style-name="表38.B1" office:value-type="string">
            <text:p text:style-name="P24">6/XX（土）</text:p>
          </table:table-cell>
        </table:table-row>
        <table:table-row>
          <table:table-cell table:style-name="表38.A2" office:value-type="string">
            <text:p text:style-name="P22">○</text:p>
          </table:table-cell>
          <table:table-cell table:style-name="表38.B2" office:value-type="string">
            <text:p text:style-name="P22">○</text:p>
          </table:table-cell>
        </table:table-row>
      </table:table>
      <text:p text:style-name="P30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0">期間</text:p>
          </table:table-cell>
          <table:table-cell table:style-name="表39.B1" office:value-type="string">
            <text:p text:style-name="P21"><text:s text:c="2"/>2021.6.XX(月) ~ 2021.6.XX(日)</text:p>
          </table:table-cell>
        </table:table-row>
        <table:table-row>
          <table:table-cell table:style-name="表39.A2" office:value-type="string">
            <text:p text:style-name="P18">合計</text:p>
          </table:table-cell>
          <table:table-cell table:style-name="表39.B2" office:value-type="string">
            <text:p text:style-name="P19"><text:s/>￥XXX 円</text:p>
          </table:table-cell>
        </table:table-row>
      </table:table>
      <text:p text:style-name="P38"/>
      <text:p text:style-name="P11">---------------------</text:p>
      <text:p text:style-name="P12">【作業員　岩淵謙 / 日報連絡、他】 2021.6.XX(月) ~ 2021.6.XX(日)</text:p>
      <text:p text:style-name="P11"><text:soft-page-break/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5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4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7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7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7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7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7">８：００－１７：００</text:p>
            <text:p text:style-name="P17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7"/>
          </table:table-cell>
        </table:table-row>
      </table:table>
      <text:p text:style-name="P29"/>
      <text:p text:style-name="P29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204712226716514935" text:style-name="L1">
        <text:list-item>
          <text:p text:style-name="P45">image file</text:p>
          <text:list>
            <text:list-item>
              <text:p text:style-name="P45">copy to : C:\WORKS_2\WS\WS_Others\towa_corpo</text:p>
            </text:list-item>
            <text:list-item>
              <text:p text:style-name="P45">change → file name</text:p>
            </text:list-item>
            <text:list-item>
              <text:p text:style-name="P45">DUP</text:p>
            </text:list-item>
            <text:list-item>
              <text:p text:style-name="P45"><text:soft-page-break/>open the orig with paint</text:p>
            </text:list-item>
            <text:list-item>
              <text:p text:style-name="P45">change size → 25 % (<office:annotation office:name="__Annotation__14902_534617985"><dc:creator>iwabuchi ken</dc:creator><dc:date>2020-02-03T15:01:30.80</dc:date><text:p text:style-name="P67"><text:span text:style-name="T25">680 ==&gt; about</text:span></text:p></office:annotation>40 %, 680KB~<office:annotation-end office:name="__Annotation__14902_534617985"/>)</text:p>
            </text:list-item>
            <text:list-item>
              <text:p text:style-name="P45">close paint</text:p>
            </text:list-item>
          </text:list>
        </text:list-item>
        <text:list-item>
          <text:p text:style-name="P46">email<text:span text:style-name="T18"> </text:span><text:span text:style-name="T17">###</text:span></text:p>
          <text:list>
            <text:list-item>
              <text:p text:style-name="P46">C – N (new mail)</text:p>
            </text:list-item>
            <text:list-item>
              <text:p text:style-name="P46">attach image file</text:p>
            </text:list-item>
            <text:list-item>
              <text:p text:style-name="P46">open in-mail image file</text:p>
            </text:list-item>
            <text:list-item>
              <text:p text:style-name="P46">validate</text:p>
              <text:list>
                <text:list-item>
                  <text:p text:style-name="P46">終了時刻</text:p>
                </text:list-item>
                <text:list-item>
                  <text:p text:style-name="P46">職長サイン</text:p>
                </text:list-item>
              </text:list>
            </text:list-item>
          </text:list>
        </text:list-item>
        <text:list-item>
          <text:p text:style-name="P45">doc</text:p>
          <text:list>
            <text:list-item>
              <text:p text:style-name="P45">prev lines → DUP</text:p>
            </text:list-item>
            <text:list-item>
              <text:p text:style-name="P45">enter data</text:p>
              <text:list>
                <text:list-item>
                  <text:p text:style-name="P46">作業について</text:p>
                  <text:list>
                    <text:list-item>
                      <text:p text:style-name="P45">作業日</text:p>
                    </text:list-item>
                    <text:list-item>
                      <text:p text:style-name="P45">発注者</text:p>
                    </text:list-item>
                    <text:list-item>
                      <text:p text:style-name="P45">工事件名</text:p>
                    </text:list-item>
                    <text:list-item>
                      <text:p text:style-name="P46">作業時間</text:p>
                    </text:list-item>
                  </text:list>
                </text:list-item>
                <text:list-item>
                  <text:p text:style-name="P46">タイトル文字列</text:p>
                </text:list-item>
              </text:list>
            </text:list-item>
          </text:list>
        </text:list-item>
        <text:list-item>
          <text:p text:style-name="P40">email</text:p>
          <text:list>
            <text:list-item>
              <text:p text:style-name="P40">C/P</text:p>
              <text:list>
                <text:list-item>
                  <text:p text:style-name="P41">本文</text:p>
                </text:list-item>
                <text:list-item>
                  <text:p text:style-name="P40">subject</text:p>
                </text:list-item>
              </text:list>
            </text:list-item>
            <text:list-item>
              <text:p text:style-name="P40">validate</text:p>
              <text:list>
                <text:list-item>
                  <text:p text:style-name="P45">作業日</text:p>
                </text:list-item>
                <text:list-item>
                  <text:p text:style-name="P45"><text:soft-page-break/>発注者</text:p>
                </text:list-item>
                <text:list-item>
                  <text:p text:style-name="P45">工事件名</text:p>
                </text:list-item>
                <text:list-item>
                  <text:p text:style-name="P46">作業時間</text:p>
                </text:list-item>
              </text:list>
            </text:list-item>
            <text:list-item>
              <text:p text:style-name="P41">F6 (“To”) → “yoko” &gt; Ret</text:p>
            </text:list-item>
            <text:list-item>
              <text:p text:style-name="P41">C – Ret (send)</text:p>
            </text:list-item>
            <text:list-item>
              <text:p text:style-name="P41">review → sent mail</text:p>
              <text:list>
                <text:list-item>
                  <text:p text:style-name="P41">送信先</text:p>
                </text:list-item>
                <text:list-item>
                  <text:p text:style-name="P41">日付</text:p>
                  <text:list>
                    <text:list-item>
                      <text:p text:style-name="P41">日報に書いた日付</text:p>
                    </text:list-item>
                    <text:list-item>
                      <text:p text:style-name="P41">メールの「件名」の日付（日報のそれと同じか？）</text:p>
                    </text:list-item>
                  </text:list>
                </text:list-item>
                <text:list-item>
                  <text:p text:style-name="P41">サイン</text:p>
                  <text:list>
                    <text:list-item>
                      <text:p text:style-name="P41">職長</text:p>
                    </text:list-item>
                    <text:list-item>
                      <text:p text:style-name="P41">発注者</text:p>
                    </text:list-item>
                  </text:list>
                </text:list-item>
                <text:list-item>
                  <text:p text:style-name="P41">時間</text:p>
                  <text:list>
                    <text:list-item>
                      <text:p text:style-name="P41">開始</text:p>
                    </text:list-item>
                    <text:list-item>
                      <text:p text:style-name="P41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doc</text:p>
          <text:list>
            <text:list-item>
              <text:p text:style-name="P41">move → “” string</text:p>
            </text:list-item>
          </text:list>
        </text:list-item>
      </text:list>
      <text:p text:style-name="P37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7"/>
          </table:table-cell>
          <table:table-cell table:style-name="表70.B1" office:value-type="string">
            <text:p text:style-name="P27">image file (<text:span text:style-name="T15">日報）</text:span></text:p>
            <text:list xml:id="list8853220342984062032" text:style-name="L2">
              <text:list-item>
                <text:p text:style-name="P55">copy</text:p>
                <text:list>
                  <text:list-item>
                    <text:p text:style-name="P55">from C:\WORKS_2\WS\WS_Cake_IFM11\iphone_to_upload</text:p>
                  </text:list-item>
                  <text:list-item>
                    <text:p text:style-name="P55">to <text:s/>==&gt; C:\WORKS_2\WS\WS_Others\towa_corpo</text:p>
                  </text:list-item>
                </text:list>
              </text:list-item>
              <text:list-item>
                <text:p text:style-name="P55">name ==&gt; change</text:p>
                <text:list>
                  <text:list-item>
                    <text:p text:style-name="P55">【作業員　岩淵謙 <text:s/>日報連絡】 2020.7.4.土 2020.7.6.月.jpg</text:p>
                  </text:list-item>
                </text:list>
              </text:list-item>
              <text:list-item>
                <text:p text:style-name="P55">open file (f1)</text:p>
              </text:list-item>
              <text:list-item>
                <text:p text:style-name="P55">DUP</text:p>
              </text:list-item>
              <text:list-item>
                <text:p text:style-name="P55">f1 ==&gt; paint</text:p>
              </text:list-item>
              <text:list-item>
                <text:p text:style-name="P55">サイズ変更 &gt; Tab &gt; “40” &gt; Ret</text:p>
              </text:list-item>
            </text:list>
          </table:table-cell>
        </table:table-row>
        <text:soft-page-break/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8">交通費請求書</text:p>
            <text:list xml:id="list4823324719502562090" text:style-name="L3">
              <text:list-item>
                <text:p text:style-name="P56">DUP : 交通費請求書.用紙.orig.jpg</text:p>
              </text:list-item>
              <text:list-item>
                <text:p text:style-name="P56">name ==&gt; change : 【作業員　岩淵謙 <text:s/>交通費請求書】 2020.7.6(月) ~ 2020.7.12(日).jpg</text:p>
              </text:list-item>
              <text:list-item>
                <text:p text:style-name="P56">open file</text:p>
              </text:list-item>
              <text:list-item>
                <text:p text:style-name="P56">M – o &gt; ↓ &gt; Ret (paint)</text:p>
              </text:list-item>
              <text:list-item>
                <text:p text:style-name="P56">入力</text:p>
              </text:list-item>
              <text:list-item>
                <text:p text:style-name="P56">DUP</text:p>
              </text:list-item>
              <text:list-item>
                <text:p text:style-name="P56">M – o &gt; “70” &gt; Ret (size change)</text:p>
              </text:list-item>
              <text:list-item>
                <text:p text:style-name="P56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7">email</text:p>
            <text:list xml:id="list275702692167327805" text:style-name="L4">
              <text:list-item>
                <text:p text:style-name="P58">start mailer</text:p>
              </text:list-item>
              <text:list-item>
                <text:p text:style-name="P58">new mail</text:p>
              </text:list-item>
              <text:list-item>
                <text:p text:style-name="P58">C – S – a &gt; choose file &gt; Ret (append)</text:p>
              </text:list-item>
              <text:list-item>
                <text:p text:style-name="P58">open ==&gt; appended files (<text:span text:style-name="T15">日報、交通費)</text:span></text:p>
              </text:list-item>
              <text:list-item>
                <text:p text:style-name="P57">C/P</text:p>
                <text:list>
                  <text:list-item>
                    <text:p text:style-name="P57">本文</text:p>
                  </text:list-item>
                  <text:list-item>
                    <text:p text:style-name="P57">タイトル</text:p>
                  </text:list-item>
                </text:list>
              </text:list-item>
              <text:list-item>
                <text:p text:style-name="P57">“send” : “yoko” &gt; Ret (autofill)</text:p>
              </text:list-item>
              <text:list-item>
                <text:p text:style-name="P57">validate</text:p>
                <text:list>
                  <text:list-item>
                    <text:p text:style-name="P57">append ==&gt; 2 files</text:p>
                  </text:list-item>
                  <text:list-item>
                    <text:p text:style-name="P57">subject</text:p>
                    <text:list>
                      <text:list-item>
                        <text:p text:style-name="P57">期間</text:p>
                      </text:list-item>
                      <text:list-item>
                        <text:p text:style-name="P57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57">C – Ret (send)</text:p>
              </text:list-item>
              <text:list-item>
                <text:p text:style-name="P57">validate</text:p>
                <text:list>
                  <text:list-item>
                    <text:p text:style-name="P57">attached files</text:p>
                  </text:list-item>
                  <text:list-item>
                    <text:p text:style-name="P57">宛先</text:p>
                  </text:list-item>
                  <text:list-item>
                    <text:p text:style-name="P57">タイトル</text:p>
                    <text:list>
                      <text:list-item>
                        <text:p text:style-name="P57">期間</text:p>
                      </text:list-item>
                      <text:list-item>
                        <text:p text:style-name="P57">内容</text:p>
                      </text:list-item>
                    </text:list>
                  </text:list-item>
                  <text:list-item>
                    <text:p text:style-name="P57">本文</text:p>
                    <text:list>
                      <text:list-item>
                        <text:p text:style-name="P57">送るものについての文。</text:p>
                      </text:list-item>
                      <text:list-item>
                        <text:p text:style-name="P57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33">-------------------------------------------------------- [STEPS : closing] 20200912_182844</text:p>
      <text:list xml:id="list304503321816567079" text:style-name="L5">
        <text:list-item>
          <text:p text:style-name="P43">close</text:p>
          <text:list>
            <text:list-item>
              <text:p text:style-name="P43">image files</text:p>
            </text:list-item>
            <text:list-item>
              <text:p text:style-name="P43">folders</text:p>
            </text:list-item>
            <text:list-item>
              <text:p text:style-name="P43">apps</text:p>
              <text:list>
                <text:list-item>
                  <text:p text:style-name="P43">paint</text:p>
                </text:list-item>
                <text:list-item>
                  <text:p text:style-name="P43">mailer</text:p>
                </text:list-item>
              </text:list>
            </text:list-item>
          </text:list>
        </text:list-item>
        <text:list-item>
          <text:p text:style-name="P43">validate</text:p>
          <text:list>
            <text:list-item>
              <text:p text:style-name="P43">mail ==&gt; move to “sent” box</text:p>
            </text:list-item>
          </text:list>
        </text:list-item>
        <text:list-item>
          <text:p text:style-name="P43">prep next</text:p>
          <text:list>
            <text:list-item>
              <text:p text:style-name="P42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6-05T15:14:36.72</dc:date>
    <dc:creator>iwabuchi ken</dc:creator>
    <meta:editing-duration>P1DT12H28M33S</meta:editing-duration>
    <meta:editing-cycles>197</meta:editing-cycles>
    <meta:generator>OpenOffice/4.1.3$Win32 OpenOffice.org_project/413m1$Build-9783</meta:generator>
    <meta:document-statistic meta:table-count="109" meta:image-count="0" meta:object-count="0" meta:page-count="33" meta:paragraph-count="1432" meta:word-count="8533" meta:character-count="17927"/>
  </office:meta>
</office:document-meta>
</file>